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000000"/>
    </style:style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 loext:decorative="false"/>
    </style:style>
    <style:style style:name="gr6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 loext:decorative="false"/>
      <style:paragraph-properties style:writing-mode="lr-tb"/>
    </style:style>
    <style:style style:name="gr10" style:family="graphic" style:parent-style-name="standard">
      <style:graphic-properties draw:stroke="solid" svg:stroke-width="0.159cm" svg:stroke-color="#808080" draw:marker-end="Linienspitzen_20_1" draw:marker-end-width="0.656cm" svg:stroke-opacity="100%" draw:stroke-linejoin="round" svg:stroke-linecap="round" draw:fill="none" loext:fill-use-slide-background="false" fo:padding-top="0.204cm" fo:padding-bottom="0.204cm" fo:padding-left="0.329cm" fo:padding-right="0.329cm" loext:decorative="false"/>
    </style:style>
    <style:style style:name="gr11" style:family="graphic" style:parent-style-name="standard">
      <style:graphic-properties draw:stroke="none" draw:fill="none" loext:fill-use-slide-background="fals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12" style:family="graphic" style:parent-style-name="standard">
      <style:graphic-properties draw:stroke="none" svg:stroke-color="#808080" draw:fill="none" loext:fill-use-slide-background="false" draw:shadow="visible" draw:shadow-offset-x="0.051cm" draw:shadow-offset-y="0.051cm" draw:shadow-color="#cdcdcd" draw:shadow-opacity="50%" loext:decorative="false"/>
    </style:style>
    <style:style style:name="gr13" style:family="graphic" style:parent-style-name="standard">
      <style:graphic-properties draw:stroke="solid" svg:stroke-width="0.053cm" svg:stroke-color="#808080" svg:stroke-opacity="100%" draw:stroke-linejoin="round" svg:stroke-linecap="round" draw:fill="none" loext:fill-use-slide-background="fals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stroke="none" svg:stroke-color="#808080" draw:fill="none" loext:fill-use-slide-background="false" draw:textarea-vertical-align="middle" fo:min-height="3.258cm" fo:min-width="2.54cm" fo:padding-top="0.071cm" fo:padding-bottom="0.071cm" fo:padding-left="0.071cm" fo:padding-right="0.071cm" loext:decorative="false"/>
      <style:paragraph-properties style:writing-mode="lr-tb"/>
    </style:style>
    <style:style style:name="gr15" style:family="graphic" style:parent-style-name="standard">
      <style:graphic-properties draw:stroke="none" draw:fill="none" loext:fill-use-slide-background="false" draw:textarea-vertical-align="middle" fo:min-height="2.165cm" fo:min-width="2.54cm" fo:padding-top="0.071cm" fo:padding-bottom="0.071cm" fo:padding-left="0.071cm" fo:padding-right="0.071cm" loext:decorative="false"/>
      <style:paragraph-properties style:writing-mode="lr-tb"/>
    </style:style>
    <style:style style:name="gr16" style:family="graphic" style:parent-style-name="standard">
      <style:graphic-properties draw:stroke="none" draw:fill="none" loext:fill-use-slide-background="false" draw:textarea-vertical-align="middle" fo:min-height="1.525cm" fo:min-width="2.54cm" fo:padding-top="0.071cm" fo:padding-bottom="0.071cm" fo:padding-left="0.071cm" fo:padding-right="0.071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 loext:decorative="false"/>
      <style:paragraph-properties style:writing-mode="lr-tb"/>
    </style:style>
    <style:style style:name="gr18" style:family="graphic" style:parent-style-name="standard">
      <style:graphic-properties draw:stroke="solid" svg:stroke-width="0.159cm" svg:stroke-color="#808080" draw:marker-end="Linienspitzen_20_1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 loext:decorative="false"/>
      <style:paragraph-properties style:writing-mode="lr-tb"/>
    </style:style>
    <style:style style:name="gr20" style:family="graphic" style:parent-style-name="standard">
      <style:graphic-properties draw:stroke="solid" svg:stroke-width="0.053cm" svg:stroke-color="#808080" svg:stroke-opacity="100%" draw:stroke-linejoin="round" svg:stroke-linecap="round" draw:fill="none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 loext:decorative="false"/>
      <style:paragraph-properties style:writing-mode="lr-tb"/>
    </style:style>
    <style:style style:name="gr26" style:family="graphic" style:parent-style-name="standard">
      <style:graphic-properties draw:stroke="none" svg:stroke-color="#808080" draw:fill="none" loext:fill-use-slide-background="false" draw:textarea-vertical-align="middle" fo:min-height="4.558cm" fo:min-width="2.54cm" fo:padding-top="0.071cm" fo:padding-bottom="0.071cm" fo:padding-left="0.071cm" fo:padding-right="0.071cm" loext:decorative="false"/>
      <style:paragraph-properties style:writing-mode="lr-tb"/>
    </style:style>
    <style:style style:name="gr27" style:family="graphic" style:parent-style-name="standard">
      <style:graphic-properties draw:stroke="solid" svg:stroke-width="0.159cm" svg:stroke-color="#404040" draw:marker-end="Linienspitzen_20_2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8" style:family="graphic" style:parent-style-name="standard">
      <style:graphic-properties draw:stroke="none" draw:fill="none" draw:textarea-vertical-align="middle" fo:min-height="0.781cm" fo:min-width="2.54cm" fo:padding-top="0.071cm" fo:padding-bottom="0.071cm" fo:padding-left="0.071cm" fo:padding-right="0.071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74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425cm" fo:min-width="2.54cm" fo:padding-top="0.071cm" fo:padding-bottom="0.071cm" fo:padding-left="0.071cm" fo:padding-right="0.071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 loext:decorative="false"/>
      <style:paragraph-properties style:writing-mode="lr-tb"/>
    </style:style>
    <style:style style:name="gr33" style:family="graphic" style:parent-style-name="standard">
      <style:graphic-properties draw:stroke="solid" svg:stroke-width="0.159cm" svg:stroke-color="#404040" draw:marker-end="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0.853cm" fo:min-width="2.54cm" fo:padding-top="0.071cm" fo:padding-bottom="0.071cm" fo:padding-left="0.071cm" fo:padding-right="0.071cm" loext:decorative="false"/>
      <style:paragraph-properties style:writing-mode="lr-tb"/>
    </style:style>
    <style:style style:name="gr36" style:family="graphic" style:parent-style-name="standard">
      <style:graphic-properties draw:stroke="solid" svg:stroke-width="0.159cm" svg:stroke-color="#808080" draw:marker-end="Linienspitzen_20_2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7" style:family="graphic" style:parent-style-name="standard">
      <style:graphic-properties draw:stroke="none" svg:stroke-color="#808080" draw:fill="none" draw:textarea-vertical-align="middle" fo:min-height="0.781cm" fo:min-width="2.54cm" fo:padding-top="0.071cm" fo:padding-bottom="0.071cm" fo:padding-left="0.071cm" fo:padding-right="0.071cm" loext:decorative="false"/>
      <style:paragraph-properties style:writing-mode="lr-tb"/>
    </style:style>
    <style:style style:name="gr38" style:family="graphic" style:parent-style-name="standard">
      <style:graphic-properties draw:stroke="none" svg:stroke-color="#808080" draw:fill="none" loext:fill-use-slide-background="false" draw:textarea-vertical-align="middle" fo:min-height="1.858cm" fo:min-width="2.54cm" fo:padding-top="0.071cm" fo:padding-bottom="0.071cm" fo:padding-left="0.071cm" fo:padding-right="0.071cm" loext:decorative="false"/>
      <style:paragraph-properties style:writing-mode="lr-tb"/>
    </style:style>
    <style:style style:name="gr39" style:family="graphic" style:parent-style-name="standard">
      <style:graphic-properties draw:stroke="solid" svg:stroke-width="0.159cm" svg:stroke-color="#808080" draw:marker-end="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40" style:family="graphic" style:parent-style-name="standard">
      <style:graphic-properties draw:stroke="none" svg:stroke-color="#808080" draw:fill="none" loext:fill-use-slide-background="false" draw:textarea-vertical-align="middle" fo:min-height="2.158cm" fo:min-width="2.54cm" fo:padding-top="0.071cm" fo:padding-bottom="0.071cm" fo:padding-left="0.071cm" fo:padding-right="0.071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1.901cm" fo:min-width="2.54cm" fo:padding-top="0.071cm" fo:padding-bottom="0.071cm" fo:padding-left="0.071cm" fo:padding-right="0.071cm" loext:decorative="false"/>
      <style:paragraph-properties style:writing-mode="lr-tb"/>
    </style:style>
    <style:style style:name="gr42" style:family="graphic" style:parent-style-name="standard">
      <style:graphic-properties draw:stroke="solid" svg:stroke-width="0.159cm" svg:stroke-color="#404040" draw:marker-start="" draw:marker-end="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43" style:family="graphic" style:parent-style-name="standard">
      <style:graphic-properties svg:stroke-color="#000000" draw:fill-color="#999999" draw:textarea-horizontal-align="justify" draw:textarea-vertical-align="middle" draw:auto-grow-height="false" fo:min-height="2.201cm" fo:min-width="0.447cm" loext:decorative="false"/>
    </style:style>
    <style:style style:name="gr44" style:family="graphic" style:parent-style-name="standard">
      <style:graphic-properties svg:stroke-color="#000000" draw:fill-color="#999999" draw:textarea-horizontal-align="justify" draw:textarea-vertical-align="middle" draw:auto-grow-height="false" fo:min-height="2.216cm" fo:min-width="0.453cm" loext:decorative="false"/>
    </style:style>
    <style:style style:name="gr45" style:family="graphic" style:parent-style-name="objectwithoutfill">
      <style:graphic-properties draw:stroke="dash" draw:stroke-dash="Dot_20__28_Rounded_29_" svg:stroke-width="0.159cm" svg:stroke-color="#c9211e" draw:marker-start-width="0.439cm" draw:marker-end="Linienspitzen_20_3" draw:marker-end-width="0.539cm" svg:stroke-linecap="round" draw:fill="none" draw:textarea-vertical-align="middle" fo:padding-top="0.205cm" fo:padding-bottom="0.205cm" fo:padding-left="0.33cm" fo:padding-right="0.33cm" loext:decorative="false"/>
    </style:style>
    <style:style style:name="gr46" style:family="graphic" style:parent-style-name="standard">
      <style:graphic-properties draw:stroke="none" svg:stroke-color="#000000" draw:fill-color="#b2b2b2" draw:textarea-horizontal-align="justify" draw:textarea-vertical-align="middle" draw:auto-grow-height="false" fo:min-height="2.216cm" fo:min-width="3.471cm" loext:decorative="false"/>
    </style:style>
    <style:style style:name="gr47" style:family="graphic" style:parent-style-name="standard">
      <style:graphic-properties draw:stroke="none" svg:stroke-color="#000000" draw:fill-color="#b2b2b2" draw:textarea-horizontal-align="justify" draw:textarea-vertical-align="middle" draw:auto-grow-height="false" fo:min-height="2.25cm" fo:min-width="1.458cm" loext:decorative="false"/>
    </style:style>
    <style:style style:name="gr48" style:family="graphic" style:parent-style-name="standard">
      <style:graphic-properties draw:stroke="solid" svg:stroke-width="0.159cm" svg:stroke-color="#808080" draw:marker-start="" draw:marker-end="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49" style:family="graphic" style:parent-style-name="standard">
      <style:graphic-properties draw:stroke="solid" svg:stroke-width="0.106cm" svg:stroke-color="#40404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 loext:decorative="false"/>
    </style:style>
    <style:style style:name="gr50" style:family="graphic" style:parent-style-name="standard">
      <style:graphic-properties draw:stroke="none" draw:fill="none" draw:textarea-vertical-align="middle" fo:min-height="1.273cm" fo:min-width="2.54cm" fo:padding-top="0.071cm" fo:padding-bottom="0.071cm" fo:padding-left="0.071cm" fo:padding-right="0.071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vertical-align="middle" fo:min-height="1.632cm" fo:min-width="2.54cm" fo:padding-top="0.071cm" fo:padding-bottom="0.071cm" fo:padding-left="0.071cm" fo:padding-right="0.071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vertical-align="middle" fo:min-height="1.311cm" fo:min-width="2.54cm" fo:padding-top="0.071cm" fo:padding-bottom="0.071cm" fo:padding-left="0.071cm" fo:padding-right="0.071cm" loext:decorative="false"/>
      <style:paragraph-properties style:writing-mode="lr-tb"/>
    </style:style>
    <style:style style:name="gr53" style:family="graphic" style:parent-style-name="standard">
      <style:graphic-properties draw:stroke="solid" svg:stroke-width="0.106cm" svg:stroke-color="#80808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 loext:decorative="false"/>
    </style:style>
    <style:style style:name="gr54" style:family="graphic" style:parent-style-name="standard">
      <style:graphic-properties draw:stroke="solid" svg:stroke-width="0.159cm" svg:stroke-color="#404040" draw:marker-end="Linienspitzen_20_5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draw:stroke="solid" svg:stroke-width="0.159cm" svg:stroke-color="#808080" draw:marker-end="Linienspitzen_20_5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loext:graphic-properties draw:fill="none"/>
      <style:text-properties fo:color="#ffffff" loext:opacity="100%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color="#ffffff" loext:opacity="100%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paragraph-properties fo:line-height="100%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ffffff" loext:opacity="100%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 loext:opacity="100%" fo:font-size="12pt" fo:font-weight="bold" style:font-size-asian="12pt" style:font-size-complex="12pt"/>
    </style:style>
    <style:style style:name="P15" style:family="paragraph">
      <loext:graphic-properties draw:fill="none" draw:fill-color="#ffffff"/>
      <style:text-properties style:font-name="Calibri2" fo:font-weight="bold"/>
    </style:style>
    <style:style style:name="P16" style:family="paragraph">
      <loext:graphic-properties draw:fill="gradient" draw:fill-gradient-name="Gradient_5f_0"/>
      <style:text-properties fo:font-size="12pt"/>
    </style:style>
    <style:style style:name="P17" style:family="paragraph">
      <loext:graphic-properties draw:fill="none"/>
      <style:text-properties fo:font-size="12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12pt" style:font-size-complex="12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c9211e" loext:opacity="100%" fo:font-size="8pt" fo:font-weight="bold" style:font-size-asian="12pt" style:font-size-complex="12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 fo:font-size="12pt" style:font-size-asian="12pt" style:font-size-complex="12pt"/>
    </style:style>
    <style:style style:name="P21" style:family="paragraph">
      <loext:graphic-properties draw:fill="none" draw:fill-color="#ffffff"/>
      <style:text-properties fo:color="#ffffff" loext:opacity="100%" style:font-name="Calibri2" fo:font-weight="bold"/>
    </style:style>
    <style:style style:name="P22" style:family="paragraph">
      <loext:graphic-properties draw:fill="none"/>
      <style:text-properties fo:color="#ffffff" loext:opacity="100%" fo:font-size="12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 fo:font-size="8pt" style:font-size-asian="12pt" style:font-size-complex="12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-color="#999999"/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b2b2b2"/>
      <style:paragraph-properties fo:text-align="center"/>
      <style:text-properties fo:color="#ffffff" loext:opacity="100%"/>
    </style:style>
    <style:style style:name="P28" style:family="paragraph">
      <loext:graphic-properties draw:fill="none"/>
      <style:paragraph-properties fo:text-align="center"/>
      <style:text-properties fo:color="#ffffff" loext:opacity="100%"/>
    </style:style>
    <style:style style:name="P2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style:style style:name="T4" style:family="text">
      <style:text-properties fo:color="#ffffff" loext:opacity="100%" style:font-name="Calibri1" fo:font-size="16pt" style:font-name-asian="Calibri1" style:font-size-asian="16pt" style:font-name-complex="Calibri1" style:font-size-complex="16pt"/>
    </style:style>
    <style:style style:name="T5" style:family="text">
      <style:text-properties fo:color="#ffffff" loext:opacity="100%" style:font-name="Calibri1" fo:font-size="12pt" style:font-name-asian="Calibri1" style:font-size-asian="12pt" style:font-name-complex="Calibri1" style:font-size-complex="12pt"/>
    </style:style>
    <style:style style:name="T6" style:family="text">
      <style:text-properties fo:color="#ffffff" loext:opacity="100%" style:font-name="Symbol1" fo:font-size="12pt" style:font-name-asian="Symbol1" style:font-size-asian="12pt" style:font-name-complex="Symbol1" style:font-size-complex="12pt"/>
    </style:style>
    <style:style style:name="T7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8" style:family="text">
      <style:text-properties fo:color="#000000" loext:opacity="100%" style:font-name="Symbol1" fo:font-size="8pt" style:font-name-asian="Symbol1" style:font-size-asian="8pt" style:font-name-complex="Symbol1" style:font-size-complex="8pt"/>
    </style:style>
    <style:style style:name="T9" style:family="text">
      <style:text-properties fo:color="#c9211e" loext:opacity="100%" style:font-name="Calibri1" fo:font-size="12pt" fo:font-weight="bold" style:font-name-asian="Calibri1" style:font-size-asian="12pt" style:font-name-complex="Calibri1" style:font-size-complex="12pt"/>
    </style:style>
    <style:style style:name="T10" style:family="text">
      <style:text-properties style:font-name="Calibri2" fo:font-weight="bold"/>
    </style:style>
    <style:style style:name="T11" style:family="text">
      <style:text-properties fo:color="#c9211e" loext:opacity="100%" style:font-name="Calibri1" fo:font-size="8pt" fo:font-weight="bold" style:font-name-asian="Calibri1" style:font-size-asian="12pt" style:font-weight-asian="bold" style:font-name-complex="Calibri1" style:font-size-complex="12pt" style:font-weight-complex="bold"/>
    </style:style>
    <style:style style:name="T12" style:family="text">
      <style:text-properties fo:color="#000000" loext:opacity="100%" style:font-name="Calibri1" fo:font-size="8pt" style:font-name-asian="Calibri1" style:font-size-asian="12pt" style:font-name-complex="Calibri1" style:font-size-complex="12pt"/>
    </style:style>
    <style:style style:name="T13" style:family="text">
      <style:text-properties fo:color="#c9211e" loext:opacity="100%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14" style:family="text">
      <style:text-properties fo:color="#c9211e" loext:opacity="100%" style:font-name="Symbol1" fo:font-size="8pt" fo:font-weight="bold" style:font-name-asian="Symbol1" style:font-size-asian="8pt" style:font-weight-asian="bold" style:font-name-complex="Symbol1" style:font-size-complex="8pt" style:font-weight-complex="bold"/>
    </style:style>
    <style:style style:name="T15" style:family="text">
      <style:text-properties fo:color="#c9211e" loext:opacity="100%" style:font-name="Calibri1" fo:font-size="8pt" fo:font-weight="bold" style:font-name-asian="Calibri1" style:font-size-asian="12pt" style:font-name-complex="Calibri1" style:font-size-complex="12pt"/>
    </style:style>
    <style:style style:name="T16" style:family="text">
      <style:text-properties fo:color="#c9211e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7" style:family="text">
      <style:text-properties fo:color="#ffffff" loext:opacity="100%" style:font-name="Calibri1" fo:font-size="8pt" style:font-name-asian="Calibri1" style:font-size-asian="8pt" style:font-name-complex="Calibri1" style:font-size-complex="8pt"/>
    </style:style>
    <style:style style:name="T18" style:family="text">
      <style:text-properties fo:color="#ffffff" loext:opacity="100%" style:font-name="Symbol1" fo:font-size="8pt" style:font-name-asian="Symbol1" style:font-size-asian="8pt" style:font-name-complex="Symbol1" style:font-size-complex="8pt"/>
    </style:style>
    <style:style style:name="T19" style:family="text">
      <style:text-properties fo:color="#ffffff" loext:opacity="100%" style:font-name="Calibri2" fo:font-weight="bold"/>
    </style:style>
    <style:style style:name="T20" style:family="text">
      <style:text-properties fo:color="#ffffff" loext:opacity="100%" style:font-name="Calibri1" fo:font-size="8pt" style:font-name-asian="Calibri1" style:font-size-asian="12pt" style:font-name-complex="Calibri1" style:font-size-complex="12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7.2cm" svg:y1="3.275cm" svg:x2="12.2cm" svg:y2="3.275cm">
          <text:p/>
        </draw:line>
        <draw:frame draw:style-name="gr2" draw:text-style-name="P1" draw:layer="layout" svg:width="2.7cm" svg:height="1cm" svg:x="7.75cm" svg:y="2.175cm">
          <draw:text-box>
            <text:p text:style-name="P2"><text:span text:style-name="T1">Ankünfte</text:span></text:p>
          </draw:text-box>
        </draw:frame>
        <draw:g draw:style-name="gr3">
          <draw:g draw:style-name="gr4">
            <draw:path draw:style-name="gr5" draw:text-style-name="P3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6" draw:text-style-name="P1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7" draw:text-style-name="P1" draw:layer="layout" svg:width="3.4cm" svg:height="3.4cm" svg:x="12.2cm" svg:y="1.725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6cm" svg:y1="3.425cm" svg:x2="18.1cm" svg:y2="3.425cm">
          <text:p/>
        </draw:line>
        <draw:frame draw:style-name="gr8" draw:text-style-name="P1" draw:layer="layout" svg:width="3.4cm" svg:height="2.307cm" svg:x="6.7cm" svg:y="3.472cm">
          <draw:text-box>
            <text:p text:style-name="P2"><text:span text:style-name="T2">Ankunftsrate </text:span><text:span text:style-name="T3">l</text:span><text:span text:style-name="T2"> bzw. mittlere Zwischen-ankunftszeit E[I]</text:span></text:p>
          </draw:text-box>
        </draw:frame>
        <draw:frame draw:style-name="gr8" draw:text-style-name="P1" draw:layer="layout" svg:width="2.7cm" svg:height="2.307cm" svg:x="12.55cm" svg:y="5.133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line draw:style-name="gr1" draw:text-style-name="P1" draw:layer="layout" svg:x1="11.2cm" svg:y1="4cm" svg:x2="11.2cm" svg:y2="6.238cm">
          <text:p/>
        </draw:line>
        <draw:frame draw:style-name="gr9" draw:text-style-name="P1" draw:layer="layout" svg:width="3.4cm" svg:height="1.667cm" svg:x="9.3cm" svg:y="6.242cm">
          <draw:text-box>
            <text:p text:style-name="P2"><text:span text:style-name="T2">Abweisung, wenn alle Bediener belegt sind</text:span></text:p>
          </draw:text-box>
        </draw:frame>
      </draw:page>
      <draw:page draw:name="ErlangBdark" draw:style-name="dp2" draw:master-page-name="PM1">
        <draw:line draw:style-name="gr10" draw:text-style-name="P4" draw:layer="layout" svg:x1="7.2cm" svg:y1="3.275cm" svg:x2="12.2cm" svg:y2="3.275cm">
          <text:p/>
        </draw:line>
        <draw:frame draw:style-name="gr11" draw:text-style-name="P5" draw:layer="layout" svg:width="2.7cm" svg:height="1cm" svg:x="7.75cm" svg:y="2.175cm">
          <draw:text-box>
            <text:p text:style-name="P2"><text:span text:style-name="T4">Ankünfte</text:span></text:p>
          </draw:text-box>
        </draw:frame>
        <draw:g draw:style-name="gr3">
          <draw:g draw:style-name="gr4">
            <draw:path draw:style-name="gr12" draw:text-style-name="P4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13" draw:text-style-name="P4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14" draw:text-style-name="P5" draw:layer="layout" svg:width="3.4cm" svg:height="3.4cm" svg:x="12.2cm" svg:y="1.725cm">
            <draw:text-box>
              <text:p text:style-name="P2"><text:span text:style-name="T4">Bedienung durch</text:span><text:span text:style-name="T4"><text:line-break/></text:span><text:span text:style-name="T4">c Bediener</text:span></text:p>
            </draw:text-box>
          </draw:frame>
        </draw:g>
        <draw:line draw:style-name="gr10" draw:text-style-name="P4" draw:layer="layout" svg:x1="15.6cm" svg:y1="3.425cm" svg:x2="18.1cm" svg:y2="3.425cm">
          <text:p/>
        </draw:line>
        <draw:frame draw:style-name="gr15" draw:text-style-name="P5" draw:layer="layout" svg:width="3.4cm" svg:height="2.307cm" svg:x="6.7cm" svg:y="3.472cm">
          <draw:text-box>
            <text:p text:style-name="P2"><text:span text:style-name="T5">Ankunftsrate </text:span><text:span text:style-name="T6">l</text:span><text:span text:style-name="T5"> bzw. mittlere Zwischen-ankunftszeit E[I]</text:span></text:p>
          </draw:text-box>
        </draw:frame>
        <draw:frame draw:style-name="gr15" draw:text-style-name="P5" draw:layer="layout" svg:width="2.7cm" svg:height="2.307cm" svg:x="12.55cm" svg:y="5.133cm">
          <draw:text-box>
            <text:p text:style-name="P2"><text:span text:style-name="T5">Bedienrate </text:span><text:span text:style-name="T6">m</text:span><text:span text:style-name="T5"> bzw. mittlere Bediendauer E[S]</text:span></text:p>
          </draw:text-box>
        </draw:frame>
        <draw:line draw:style-name="gr10" draw:text-style-name="P4" draw:layer="layout" svg:x1="11.2cm" svg:y1="4cm" svg:x2="11.2cm" svg:y2="6.238cm">
          <text:p/>
        </draw:line>
        <draw:frame draw:style-name="gr16" draw:text-style-name="P5" draw:layer="layout" svg:width="3.4cm" svg:height="1.667cm" svg:x="9.3cm" svg:y="6.242cm">
          <draw:text-box>
            <text:p text:style-name="P2"><text:span text:style-name="T5">Abweisung, wenn alle Bediener belegt sind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 draw:style-name="gr4">
          <draw:polygon draw:style-name="gr5" draw:text-style-name="P3" draw:layer="layout" svg:width="5cm" svg:height="2.5cm" svg:x="6cm" svg:y="5cm" svg:viewBox="0 0 5001 2501" draw:points="0,2501 5001,2501 5001,0 0,0">
            <text:p/>
          </draw:polygon>
          <draw:polygon draw:style-name="gr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6" draw:text-style-name="P1" draw:layer="layout" svg:x1="7cm" svg:y1="5cm" svg:x2="7cm" svg:y2="7.5cm">
          <text:p/>
        </draw:line>
        <draw:line draw:style-name="gr6" draw:text-style-name="P1" draw:layer="layout" svg:x1="8cm" svg:y1="5cm" svg:x2="8cm" svg:y2="7.5cm">
          <text:p/>
        </draw:line>
        <draw:line draw:style-name="gr6" draw:text-style-name="P1" draw:layer="layout" svg:x1="9cm" svg:y1="5cm" svg:x2="9cm" svg:y2="7.5cm">
          <text:p/>
        </draw:line>
        <draw:line draw:style-name="gr6" draw:text-style-name="P1" draw:layer="layout" svg:x1="10cm" svg:y1="5cm" svg:x2="10cm" svg:y2="7.5cm">
          <text:p/>
        </draw:line>
        <draw:g draw:style-name="gr3">
          <draw:g draw:style-name="gr4">
            <draw:path draw:style-name="gr5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7" draw:text-style-name="P1" draw:layer="layout" svg:width="6.3cm" svg:height="1.291cm" svg:x="1cm" svg:y="7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17" draw:text-style-name="P1" draw:layer="layout" svg:width="6.3cm" svg:height="1.291cm" svg:x="9.55cm" svg:y="8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</draw:page>
      <draw:page draw:name="ErlangCdark" draw:style-name="dp2" draw:master-page-name="PM2">
        <draw:line draw:style-name="gr18" draw:text-style-name="P4" draw:layer="layout" svg:x1="1cm" svg:y1="6.2cm" svg:x2="6cm" svg:y2="6.2cm">
          <text:p/>
        </draw:line>
        <draw:frame draw:style-name="gr2" draw:text-style-name="P5" draw:layer="layout" svg:width="2.7cm" svg:height="1cm" svg:x="1.55cm" svg:y="5.1cm">
          <draw:text-box>
            <text:p text:style-name="P2"><text:span text:style-name="T4">Ankünfte</text:span></text:p>
          </draw:text-box>
        </draw:frame>
        <draw:g draw:style-name="gr4"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  <draw:polygon draw:style-name="gr13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13" draw:text-style-name="P4" draw:layer="layout" svg:x1="7cm" svg:y1="5cm" svg:x2="7cm" svg:y2="7.5cm">
          <text:p/>
        </draw:line>
        <draw:line draw:style-name="gr13" draw:text-style-name="P4" draw:layer="layout" svg:x1="8cm" svg:y1="5cm" svg:x2="8cm" svg:y2="7.5cm">
          <text:p/>
        </draw:line>
        <draw:line draw:style-name="gr13" draw:text-style-name="P4" draw:layer="layout" svg:x1="9cm" svg:y1="5cm" svg:x2="9cm" svg:y2="7.5cm">
          <text:p/>
        </draw:line>
        <draw:line draw:style-name="gr13" draw:text-style-name="P4" draw:layer="layout" svg:x1="10cm" svg:y1="5cm" svg:x2="10cm" svg:y2="7.5cm">
          <text:p/>
        </draw:line>
        <draw:g draw:style-name="gr3">
          <draw:g draw:style-name="gr4">
            <draw:path draw:style-name="gr12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cm" svg:y="4.65cm">
            <draw:text-box>
              <text:p text:style-name="P2"><text:span text:style-name="T4">Bedienung durch</text:span></text:p>
              <text:p text:style-name="P2"><text:span text:style-name="T4">c Bediener</text:span></text:p>
            </draw:text-box>
          </draw:frame>
        </draw:g>
        <draw:line draw:style-name="gr18" draw:text-style-name="P4" draw:layer="layout" svg:x1="14.4cm" svg:y1="6.35cm" svg:x2="16.9cm" svg:y2="6.35cm">
          <text:p/>
        </draw:line>
        <draw:frame draw:style-name="gr17" draw:text-style-name="P5" draw:layer="layout" svg:width="6.3cm" svg:height="1.291cm" svg:x="1cm" svg:y="7.555cm">
          <draw:text-box>
            <text:p text:style-name="P2"><text:span text:style-name="T5">Ankunftsrate </text:span><text:span text:style-name="T6">l</text:span><text:span text:style-name="T5"> bzw. mittlere Zwischenankunftszeit E[I]</text:span></text:p>
          </draw:text-box>
        </draw:frame>
        <draw:frame draw:style-name="gr17" draw:text-style-name="P5" draw:layer="layout" svg:width="6.3cm" svg:height="1.291cm" svg:x="9.55cm" svg:y="8.055cm">
          <draw:text-box>
            <text:p text:style-name="P2"><text:span text:style-name="T5">Bedienrate </text:span><text:span text:style-name="T6">m</text:span><text:span text:style-name="T5"> bzw. mittlere Bediendauer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nkünfte</text:span></text:p>
          </draw:text-box>
        </draw:frame>
        <draw:g draw:style-name="gr4">
          <draw:polygon draw:style-name="gr5" draw:text-style-name="P3" draw:layer="layout" svg:width="5cm" svg:height="2.5cm" svg:x="6.45cm" svg:y="3cm" svg:viewBox="0 0 5001 2501" draw:points="0,2501 5001,2501 5001,0 0,0">
            <text:p/>
          </draw:polygon>
          <draw:polygon draw:style-name="gr6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6" draw:text-style-name="P1" draw:layer="layout" svg:x1="7.45cm" svg:y1="3cm" svg:x2="7.45cm" svg:y2="5.5cm">
          <text:p/>
        </draw:line>
        <draw:line draw:style-name="gr6" draw:text-style-name="P1" draw:layer="layout" svg:x1="8.45cm" svg:y1="3cm" svg:x2="8.45cm" svg:y2="5.5cm">
          <text:p/>
        </draw:line>
        <draw:line draw:style-name="gr6" draw:text-style-name="P1" draw:layer="layout" svg:x1="9.45cm" svg:y1="3cm" svg:x2="9.45cm" svg:y2="5.5cm">
          <text:p/>
        </draw:line>
        <draw:line draw:style-name="gr6" draw:text-style-name="P1" draw:layer="layout" svg:x1="10.45cm" svg:y1="3cm" svg:x2="10.45cm" svg:y2="5.5cm">
          <text:p/>
        </draw:line>
        <draw:g draw:style-name="gr3">
          <draw:g draw:style-name="gr4">
            <draw:path draw:style-name="gr5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.45cm" svg:y="2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17" draw:text-style-name="P1" draw:layer="layout" svg:width="6.3cm" svg:height="1.291cm" svg:x="1.45cm" svg:y="5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17" draw:text-style-name="P1" draw:layer="layout" svg:width="6.3cm" svg:height="1.291cm" svg:x="10cm" svg:y="6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frame draw:style-name="gr19" draw:text-style-name="P1" draw:layer="layout" svg:width="5.4cm" svg:height="1.326cm" svg:x="7.2cm" svg:y="1.587cm">
          <draw:text-box>
            <text:p text:style-name="P2"><text:span text:style-name="T1">Systemgröße <text:s/>K </text:span><text:span text:style-name="T2">(Warteraum+Bedienplätz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17" draw:text-style-name="P1" draw:layer="layout" svg:width="6.3cm" svg:height="1.291cm" svg:x="9.45cm" svg:y="7.855cm">
          <draw:text-box>
            <text:p text:style-name="P6"><text:span text:style-name="T2">Abbruchrate </text:span><text:span text:style-name="T3">n</text:span><text:span text:style-name="T2"> bzw. mittlere Wartezeittoleranz E[WT]</text:span></text:p>
          </draw:text-box>
        </draw:frame>
      </draw:page>
      <draw:page draw:name="ExtErlangCdark" draw:style-name="dp2" draw:master-page-name="PM3">
        <draw:line draw:style-name="gr18" draw:text-style-name="P4" draw:layer="layout" svg:x1="1.45cm" svg:y1="4.2cm" svg:x2="6.45cm" svg:y2="4.2cm">
          <text:p/>
        </draw:line>
        <draw:frame draw:style-name="gr2" draw:text-style-name="P5" draw:layer="layout" svg:width="2.7cm" svg:height="1cm" svg:x="2cm" svg:y="3.1cm">
          <draw:text-box>
            <text:p text:style-name="P2"><text:span text:style-name="T4">Ankünfte</text:span></text:p>
          </draw:text-box>
        </draw:frame>
        <draw:g draw:style-name="gr4">
          <draw:polygon draw:style-name="gr12" draw:text-style-name="P4" draw:layer="layout" svg:width="5cm" svg:height="2.5cm" svg:x="6.45cm" svg:y="3cm" svg:viewBox="0 0 5001 2501" draw:points="0,2501 5001,2501 5001,0 0,0">
            <text:p/>
          </draw:polygon>
          <draw:polygon draw:style-name="gr13" draw:text-style-name="P4" draw:layer="layout" svg:width="5cm" svg:height="2.5cm" svg:x="6.45cm" svg:y="3cm" svg:viewBox="0 0 5001 2501" draw:points="0,2501 5001,2501 5001,0 0,0">
            <text:p/>
          </draw:polygon>
        </draw:g>
        <draw:line draw:style-name="gr20" draw:text-style-name="P4" draw:layer="layout" svg:x1="7.45cm" svg:y1="3cm" svg:x2="7.45cm" svg:y2="5.5cm">
          <text:p/>
        </draw:line>
        <draw:line draw:style-name="gr20" draw:text-style-name="P4" draw:layer="layout" svg:x1="8.45cm" svg:y1="3cm" svg:x2="8.45cm" svg:y2="5.5cm">
          <text:p/>
        </draw:line>
        <draw:line draw:style-name="gr20" draw:text-style-name="P4" draw:layer="layout" svg:x1="9.45cm" svg:y1="3cm" svg:x2="9.45cm" svg:y2="5.5cm">
          <text:p/>
        </draw:line>
        <draw:line draw:style-name="gr20" draw:text-style-name="P4" draw:layer="layout" svg:x1="10.45cm" svg:y1="3cm" svg:x2="10.45cm" svg:y2="5.5cm">
          <text:p/>
        </draw:line>
        <draw:g draw:style-name="gr3">
          <draw:g draw:style-name="gr4">
            <draw:path draw:style-name="gr12" draw:text-style-name="P4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.45cm" svg:y="2.65cm">
            <draw:text-box>
              <text:p text:style-name="P2"><text:span text:style-name="T4">Bedienung durch</text:span></text:p>
              <text:p text:style-name="P2"><text:span text:style-name="T4">c Bediener</text:span></text:p>
            </draw:text-box>
          </draw:frame>
        </draw:g>
        <draw:line draw:style-name="gr18" draw:text-style-name="P4" draw:layer="layout" svg:x1="14.85cm" svg:y1="4.35cm" svg:x2="17.35cm" svg:y2="4.35cm">
          <text:p/>
        </draw:line>
        <draw:frame draw:style-name="gr17" draw:text-style-name="P5" draw:layer="layout" svg:width="6.3cm" svg:height="1.291cm" svg:x="1.45cm" svg:y="5.555cm">
          <draw:text-box>
            <text:p text:style-name="P2"><text:span text:style-name="T5">Ankunftsrate </text:span><text:span text:style-name="T6">l</text:span><text:span text:style-name="T5"> bzw. mittlere Zwischenankunftszeit E[I]</text:span></text:p>
          </draw:text-box>
        </draw:frame>
        <draw:frame draw:style-name="gr17" draw:text-style-name="P5" draw:layer="layout" svg:width="6.3cm" svg:height="1.291cm" svg:x="10cm" svg:y="6.055cm">
          <draw:text-box>
            <text:p text:style-name="P2"><text:span text:style-name="T5">Bedienrate </text:span><text:span text:style-name="T6">m</text:span><text:span text:style-name="T5"> bzw. mittlere Bediendauer E[S]</text:span></text:p>
          </draw:text-box>
        </draw:frame>
        <draw:frame draw:style-name="gr19" draw:text-style-name="P5" draw:layer="layout" svg:width="5.4cm" svg:height="1.326cm" svg:x="7.2cm" svg:y="1.587cm">
          <draw:text-box>
            <text:p text:style-name="P2"><text:span text:style-name="T4">Systemgröße <text:s/>K </text:span><text:span text:style-name="T5">(Warteraum+Bedienplätze)</text:span></text:p>
          </draw:text-box>
        </draw:frame>
        <draw:line draw:style-name="gr18" draw:text-style-name="P4" draw:layer="layout" svg:x1="9.1cm" svg:y1="5.7cm" svg:x2="9.1cm" svg:y2="8.9cm">
          <text:p/>
        </draw:line>
        <draw:frame draw:style-name="gr17" draw:text-style-name="P7" draw:layer="layout" svg:width="6.3cm" svg:height="1.291cm" svg:x="9.45cm" svg:y="7.855cm">
          <draw:text-box>
            <text:p text:style-name="P6"><text:span text:style-name="T5">Abbruchrate </text:span><text:span text:style-name="T6">n</text:span><text:span text:style-name="T5"> bzw. mittlere Wartezeittoleranz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nkünfte</text:span></text:p>
          </draw:text-box>
        </draw:frame>
        <draw:g draw:style-name="gr4">
          <draw:polygon draw:style-name="gr5" draw:text-style-name="P3" draw:layer="layout" svg:width="5cm" svg:height="2.5cm" svg:x="5.961cm" svg:y="4.987cm" svg:viewBox="0 0 5001 2501" draw:points="0,2501 5001,2501 5001,0 0,0">
            <text:p/>
          </draw:polygon>
          <draw:polygon draw:style-name="gr6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6" draw:text-style-name="P1" draw:layer="layout" svg:x1="6.961cm" svg:y1="4.987cm" svg:x2="6.961cm" svg:y2="7.487cm">
          <text:p/>
        </draw:line>
        <draw:line draw:style-name="gr6" draw:text-style-name="P1" draw:layer="layout" svg:x1="7.961cm" svg:y1="4.987cm" svg:x2="7.961cm" svg:y2="7.487cm">
          <text:p/>
        </draw:line>
        <draw:line draw:style-name="gr6" draw:text-style-name="P1" draw:layer="layout" svg:x1="8.961cm" svg:y1="4.987cm" svg:x2="8.961cm" svg:y2="7.487cm">
          <text:p/>
        </draw:line>
        <draw:line draw:style-name="gr6" draw:text-style-name="P1" draw:layer="layout" svg:x1="9.961cm" svg:y1="4.987cm" svg:x2="9.961cm" svg:y2="7.487cm">
          <text:p/>
        </draw:line>
        <draw:g draw:style-name="gr3">
          <draw:g draw:style-name="gr4">
            <draw:path draw:style-name="gr5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0.961cm" svg:y="4.637cm">
            <draw:text-box>
              <text:p text:style-name="P2"><text:span text:style-name="T1">Bedienung durch</text:span></text:p>
              <text:p text:style-name="P2"><text:span text:style-name="T1">1 Bediene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21" draw:text-style-name="P1" draw:layer="layout" svg:width="6.3cm" svg:height="1.799cm" svg:x="0.961cm" svg:y="7.288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21" draw:text-style-name="P1" draw:layer="layout" svg:width="6.3cm" svg:height="1.799cm" svg:x="9.511cm" svg:y="8.088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PCdark" draw:style-name="dp2" draw:master-page-name="PM6">
        <draw:line draw:style-name="gr18" draw:text-style-name="P4" draw:layer="layout" svg:x1="0.961cm" svg:y1="6.187cm" svg:x2="5.961cm" svg:y2="6.187cm">
          <text:p/>
        </draw:line>
        <draw:frame draw:style-name="gr2" draw:text-style-name="P5" draw:layer="layout" svg:width="2.7cm" svg:height="1cm" svg:x="1.511cm" svg:y="5.087cm">
          <draw:text-box>
            <text:p text:style-name="P2"><text:span text:style-name="T4">Ankünfte</text:span></text:p>
          </draw:text-box>
        </draw:frame>
        <draw:g draw:style-name="gr4">
          <draw:polygon draw:style-name="gr12" draw:text-style-name="P4" draw:layer="layout" svg:width="5cm" svg:height="2.5cm" svg:x="5.961cm" svg:y="4.987cm" svg:viewBox="0 0 5001 2501" draw:points="0,2501 5001,2501 5001,0 0,0">
            <text:p/>
          </draw:polygon>
          <draw:polygon draw:style-name="gr13" draw:text-style-name="P4" draw:layer="layout" svg:width="5cm" svg:height="2.5cm" svg:x="5.961cm" svg:y="4.987cm" svg:viewBox="0 0 5001 2501" draw:points="0,2501 5001,2501 5001,0 0,0">
            <text:p/>
          </draw:polygon>
        </draw:g>
        <draw:line draw:style-name="gr20" draw:text-style-name="P4" draw:layer="layout" svg:x1="6.961cm" svg:y1="4.987cm" svg:x2="6.961cm" svg:y2="7.487cm">
          <text:p/>
        </draw:line>
        <draw:line draw:style-name="gr20" draw:text-style-name="P4" draw:layer="layout" svg:x1="7.961cm" svg:y1="4.987cm" svg:x2="7.961cm" svg:y2="7.487cm">
          <text:p/>
        </draw:line>
        <draw:line draw:style-name="gr20" draw:text-style-name="P4" draw:layer="layout" svg:x1="8.961cm" svg:y1="4.987cm" svg:x2="8.961cm" svg:y2="7.487cm">
          <text:p/>
        </draw:line>
        <draw:line draw:style-name="gr20" draw:text-style-name="P4" draw:layer="layout" svg:x1="9.961cm" svg:y1="4.987cm" svg:x2="9.961cm" svg:y2="7.487cm">
          <text:p/>
        </draw:line>
        <draw:g draw:style-name="gr3">
          <draw:g draw:style-name="gr4">
            <draw:path draw:style-name="gr12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0.961cm" svg:y="4.637cm">
            <draw:text-box>
              <text:p text:style-name="P2"><text:span text:style-name="T4">Bedienung durch</text:span></text:p>
              <text:p text:style-name="P2"><text:span text:style-name="T4">1 Bediener</text:span></text:p>
            </draw:text-box>
          </draw:frame>
        </draw:g>
        <draw:line draw:style-name="gr18" draw:text-style-name="P4" draw:layer="layout" svg:x1="14.361cm" svg:y1="6.337cm" svg:x2="16.861cm" svg:y2="6.337cm">
          <text:p/>
        </draw:line>
        <draw:frame draw:style-name="gr21" draw:text-style-name="P5" draw:layer="layout" svg:width="6.3cm" svg:height="1.799cm" svg:x="0.961cm" svg:y="7.288cm">
          <draw:text-box>
            <text:p text:style-name="P2"><text:span text:style-name="T5">Ankunftsrate </text:span><text:span text:style-name="T6">l</text:span><text:span text:style-name="T5"> bzw. mittlere Zwischenankunftszeit E[I]</text:span></text:p>
          </draw:text-box>
        </draw:frame>
        <draw:frame draw:style-name="gr21" draw:text-style-name="P5" draw:layer="layout" svg:width="6.3cm" svg:height="1.799cm" svg:x="9.511cm" svg:y="8.088cm">
          <draw:text-box>
            <text:p text:style-name="P2"><text:span text:style-name="T5">Bedienrate </text:span><text:span text:style-name="T6">m</text:span><text:span text:style-name="T5"> bzw. mittlere Bediendauer E[S],</text:span></text:p>
            <text:p text:style-name="P2"><text:span text:style-name="T5">Variationskoeffizient CV[S]</text:span></text:p>
          </draw:text-box>
        </draw:frame>
      </draw:page>
      <draw:page draw:name="Kingman" draw:style-name="dp1" draw:master-page-name="PM4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nkünfte</text:span></text:p>
          </draw:text-box>
        </draw:frame>
        <draw:g draw:style-name="gr4">
          <draw:polygon draw:style-name="gr5" draw:text-style-name="P3" draw:layer="layout" svg:width="5cm" svg:height="2.5cm" svg:x="5.961cm" svg:y="4.987cm" svg:viewBox="0 0 5001 2501" draw:points="0,2501 5001,2501 5001,0 0,0">
            <text:p/>
          </draw:polygon>
          <draw:polygon draw:style-name="gr6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6" draw:text-style-name="P1" draw:layer="layout" svg:x1="6.961cm" svg:y1="4.987cm" svg:x2="6.961cm" svg:y2="7.487cm">
          <text:p/>
        </draw:line>
        <draw:line draw:style-name="gr6" draw:text-style-name="P1" draw:layer="layout" svg:x1="7.961cm" svg:y1="4.987cm" svg:x2="7.961cm" svg:y2="7.487cm">
          <text:p/>
        </draw:line>
        <draw:line draw:style-name="gr6" draw:text-style-name="P1" draw:layer="layout" svg:x1="8.961cm" svg:y1="4.987cm" svg:x2="8.961cm" svg:y2="7.487cm">
          <text:p/>
        </draw:line>
        <draw:line draw:style-name="gr6" draw:text-style-name="P1" draw:layer="layout" svg:x1="9.961cm" svg:y1="4.987cm" svg:x2="9.961cm" svg:y2="7.487cm">
          <text:p/>
        </draw:line>
        <draw:g draw:style-name="gr3">
          <draw:g draw:style-name="gr4">
            <draw:path draw:style-name="gr5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0.961cm" svg:y="4.637cm">
            <draw:text-box>
              <text:p text:style-name="P2"><text:span text:style-name="T1">Bedienung durch einen</text:span></text:p>
              <text:p text:style-name="P2"><text:span text:style-name="T1">Bediene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21" draw:text-style-name="P1" draw:layer="layout" svg:width="6.3cm" svg:height="1.799cm" svg:x="0.961cm" svg:y="7.288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</text:span></text:p>
          </draw:text-box>
        </draw:frame>
        <draw:frame draw:style-name="gr21" draw:text-style-name="P1" draw:layer="layout" svg:width="6.3cm" svg:height="1.799cm" svg:x="9.511cm" svg:y="8.088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Kingmandark" draw:style-name="dp2" draw:master-page-name="PM4">
        <draw:line draw:style-name="gr18" draw:text-style-name="P4" draw:layer="layout" svg:x1="0.961cm" svg:y1="6.187cm" svg:x2="5.961cm" svg:y2="6.187cm">
          <text:p/>
        </draw:line>
        <draw:frame draw:style-name="gr2" draw:text-style-name="P5" draw:layer="layout" svg:width="2.7cm" svg:height="1cm" svg:x="1.511cm" svg:y="5.087cm">
          <draw:text-box>
            <text:p text:style-name="P2"><text:span text:style-name="T4">Ankünfte</text:span></text:p>
          </draw:text-box>
        </draw:frame>
        <draw:g draw:style-name="gr4">
          <draw:polygon draw:style-name="gr12" draw:text-style-name="P4" draw:layer="layout" svg:width="5cm" svg:height="2.5cm" svg:x="5.961cm" svg:y="4.987cm" svg:viewBox="0 0 5001 2501" draw:points="0,2501 5001,2501 5001,0 0,0">
            <text:p/>
          </draw:polygon>
          <draw:polygon draw:style-name="gr13" draw:text-style-name="P4" draw:layer="layout" svg:width="5cm" svg:height="2.5cm" svg:x="5.961cm" svg:y="4.987cm" svg:viewBox="0 0 5001 2501" draw:points="0,2501 5001,2501 5001,0 0,0">
            <text:p/>
          </draw:polygon>
        </draw:g>
        <draw:line draw:style-name="gr20" draw:text-style-name="P4" draw:layer="layout" svg:x1="6.961cm" svg:y1="4.987cm" svg:x2="6.961cm" svg:y2="7.487cm">
          <text:p/>
        </draw:line>
        <draw:line draw:style-name="gr20" draw:text-style-name="P4" draw:layer="layout" svg:x1="7.961cm" svg:y1="4.987cm" svg:x2="7.961cm" svg:y2="7.487cm">
          <text:p/>
        </draw:line>
        <draw:line draw:style-name="gr20" draw:text-style-name="P4" draw:layer="layout" svg:x1="8.961cm" svg:y1="4.987cm" svg:x2="8.961cm" svg:y2="7.487cm">
          <text:p/>
        </draw:line>
        <draw:line draw:style-name="gr20" draw:text-style-name="P4" draw:layer="layout" svg:x1="9.961cm" svg:y1="4.987cm" svg:x2="9.961cm" svg:y2="7.487cm">
          <text:p/>
        </draw:line>
        <draw:g draw:style-name="gr3">
          <draw:g draw:style-name="gr4">
            <draw:path draw:style-name="gr12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0.961cm" svg:y="4.637cm">
            <draw:text-box>
              <text:p text:style-name="P2"><text:span text:style-name="T4">Bedienung durch einen</text:span></text:p>
              <text:p text:style-name="P2"><text:span text:style-name="T4">Bediener</text:span></text:p>
            </draw:text-box>
          </draw:frame>
        </draw:g>
        <draw:line draw:style-name="gr18" draw:text-style-name="P4" draw:layer="layout" svg:x1="14.361cm" svg:y1="6.337cm" svg:x2="16.861cm" svg:y2="6.337cm">
          <text:p/>
        </draw:line>
        <draw:frame draw:style-name="gr21" draw:text-style-name="P5" draw:layer="layout" svg:width="6.3cm" svg:height="1.799cm" svg:x="0.961cm" svg:y="7.288cm">
          <draw:text-box>
            <text:p text:style-name="P2"><text:span text:style-name="T5">Ankunftsrate </text:span><text:span text:style-name="T6">l</text:span><text:span text:style-name="T5"> bzw. mittlere Zwischenankunftszeit E[I],</text:span></text:p>
            <text:p text:style-name="P2"><text:span text:style-name="T5">Variationskoeffizient CV[I]</text:span></text:p>
          </draw:text-box>
        </draw:frame>
        <draw:frame draw:style-name="gr21" draw:text-style-name="P5" draw:layer="layout" svg:width="6.3cm" svg:height="1.799cm" svg:x="9.511cm" svg:y="8.088cm">
          <draw:text-box>
            <text:p text:style-name="P2"><text:span text:style-name="T5">Bedienrate </text:span><text:span text:style-name="T6">m</text:span><text:span text:style-name="T5"> bzw. mittlere Bediendauer E[S],</text:span></text:p>
            <text:p text:style-name="P2"><text:span text:style-name="T5">Variationskoeffizient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 draw:style-name="gr4">
          <draw:polygon draw:style-name="gr5" draw:text-style-name="P3" draw:layer="layout" svg:width="5cm" svg:height="2.5cm" svg:x="6cm" svg:y="5cm" svg:viewBox="0 0 5001 2501" draw:points="0,2501 5001,2501 5001,0 0,0">
            <text:p/>
          </draw:polygon>
          <draw:polygon draw:style-name="gr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6" draw:text-style-name="P1" draw:layer="layout" svg:x1="7cm" svg:y1="5cm" svg:x2="7cm" svg:y2="7.5cm">
          <text:p/>
        </draw:line>
        <draw:line draw:style-name="gr6" draw:text-style-name="P1" draw:layer="layout" svg:x1="8cm" svg:y1="5cm" svg:x2="8cm" svg:y2="7.5cm">
          <text:p/>
        </draw:line>
        <draw:line draw:style-name="gr6" draw:text-style-name="P1" draw:layer="layout" svg:x1="9cm" svg:y1="5cm" svg:x2="9cm" svg:y2="7.5cm">
          <text:p/>
        </draw:line>
        <draw:line draw:style-name="gr6" draw:text-style-name="P1" draw:layer="layout" svg:x1="10cm" svg:y1="5cm" svg:x2="10cm" svg:y2="7.5cm">
          <text:p/>
        </draw:line>
        <draw:g draw:style-name="gr3">
          <draw:g draw:style-name="gr4">
            <draw:path draw:style-name="gr5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21" draw:text-style-name="P1" draw:layer="layout" svg:width="6.3cm" svg:height="1.799cm" svg:x="1cm" svg:y="7.301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</text:span></text:p>
          </draw:text-box>
        </draw:frame>
        <draw:frame draw:style-name="gr21" draw:text-style-name="P1" draw:layer="layout" svg:width="6.3cm" svg:height="1.799cm" svg:x="9.55cm" svg:y="8.101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ACdark" draw:style-name="dp2" draw:master-page-name="PM4">
        <draw:line draw:style-name="gr18" draw:text-style-name="P4" draw:layer="layout" svg:x1="1cm" svg:y1="6.2cm" svg:x2="6cm" svg:y2="6.2cm">
          <text:p/>
        </draw:line>
        <draw:frame draw:style-name="gr2" draw:text-style-name="P5" draw:layer="layout" svg:width="2.7cm" svg:height="1cm" svg:x="1.55cm" svg:y="5.1cm">
          <draw:text-box>
            <text:p text:style-name="P2"><text:span text:style-name="T4">Ankünfte</text:span></text:p>
          </draw:text-box>
        </draw:frame>
        <draw:g draw:style-name="gr4"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  <draw:polygon draw:style-name="gr13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20" draw:text-style-name="P4" draw:layer="layout" svg:x1="7cm" svg:y1="5cm" svg:x2="7cm" svg:y2="7.5cm">
          <text:p/>
        </draw:line>
        <draw:line draw:style-name="gr20" draw:text-style-name="P4" draw:layer="layout" svg:x1="8cm" svg:y1="5cm" svg:x2="8cm" svg:y2="7.5cm">
          <text:p/>
        </draw:line>
        <draw:line draw:style-name="gr20" draw:text-style-name="P4" draw:layer="layout" svg:x1="9cm" svg:y1="5cm" svg:x2="9cm" svg:y2="7.5cm">
          <text:p/>
        </draw:line>
        <draw:line draw:style-name="gr20" draw:text-style-name="P4" draw:layer="layout" svg:x1="10cm" svg:y1="5cm" svg:x2="10cm" svg:y2="7.5cm">
          <text:p/>
        </draw:line>
        <draw:g draw:style-name="gr3">
          <draw:g draw:style-name="gr4">
            <draw:path draw:style-name="gr12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cm" svg:y="4.65cm">
            <draw:text-box>
              <text:p text:style-name="P2"><text:span text:style-name="T4">Bedienung durch</text:span></text:p>
              <text:p text:style-name="P2"><text:span text:style-name="T4">c Bediener</text:span></text:p>
            </draw:text-box>
          </draw:frame>
        </draw:g>
        <draw:line draw:style-name="gr18" draw:text-style-name="P4" draw:layer="layout" svg:x1="14.4cm" svg:y1="6.35cm" svg:x2="16.9cm" svg:y2="6.35cm">
          <text:p/>
        </draw:line>
        <draw:frame draw:style-name="gr21" draw:text-style-name="P5" draw:layer="layout" svg:width="6.3cm" svg:height="1.799cm" svg:x="1cm" svg:y="7.301cm">
          <draw:text-box>
            <text:p text:style-name="P2"><text:span text:style-name="T5">Ankunftsrate </text:span><text:span text:style-name="T6">l</text:span><text:span text:style-name="T5"> bzw. mittlere Zwischenankunftszeit E[I],</text:span></text:p>
            <text:p text:style-name="P2"><text:span text:style-name="T5">Variationskoeffizient CV[I]</text:span></text:p>
          </draw:text-box>
        </draw:frame>
        <draw:frame draw:style-name="gr21" draw:text-style-name="P5" draw:layer="layout" svg:width="6.3cm" svg:height="1.799cm" svg:x="9.55cm" svg:y="8.101cm">
          <draw:text-box>
            <text:p text:style-name="P2"><text:span text:style-name="T5">Bedienrate </text:span><text:span text:style-name="T6">m</text:span><text:span text:style-name="T5"> bzw. mittlere Bediendauer E[S],</text:span></text:p>
            <text:p text:style-name="P2"><text:span text:style-name="T5">Variationskoeffizient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 draw:style-name="gr4">
          <draw:polygon draw:style-name="gr5" draw:text-style-name="P3" draw:layer="layout" svg:width="5cm" svg:height="2.5cm" svg:x="6cm" svg:y="5cm" svg:viewBox="0 0 5001 2501" draw:points="0,2501 5001,2501 5001,0 0,0">
            <text:p/>
          </draw:polygon>
          <draw:polygon draw:style-name="gr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6" draw:text-style-name="P1" draw:layer="layout" svg:x1="7cm" svg:y1="5cm" svg:x2="7cm" svg:y2="7.5cm">
          <text:p/>
        </draw:line>
        <draw:line draw:style-name="gr6" draw:text-style-name="P1" draw:layer="layout" svg:x1="8cm" svg:y1="5cm" svg:x2="8cm" svg:y2="7.5cm">
          <text:p/>
        </draw:line>
        <draw:line draw:style-name="gr6" draw:text-style-name="P1" draw:layer="layout" svg:x1="9cm" svg:y1="5cm" svg:x2="9cm" svg:y2="7.5cm">
          <text:p/>
        </draw:line>
        <draw:line draw:style-name="gr6" draw:text-style-name="P1" draw:layer="layout" svg:x1="10cm" svg:y1="5cm" svg:x2="10cm" svg:y2="7.5cm">
          <text:p/>
        </draw:line>
        <draw:g draw:style-name="gr3">
          <draw:g draw:style-name="gr4">
            <draw:path draw:style-name="gr5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8" draw:text-style-name="P1" draw:layer="layout" svg:width="6.3cm" svg:height="2.307cm" svg:x="1cm" svg:y="7.347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,</text:span></text:p>
            <text:p text:style-name="P2"><text:span text:style-name="T2">Ankunfts-Batch-Größe b(I)</text:span></text:p>
          </draw:text-box>
        </draw:frame>
        <draw:frame draw:style-name="gr8" draw:text-style-name="P1" draw:layer="layout" svg:width="6.3cm" svg:height="2.307cm" svg:x="9.55cm" svg:y="8.097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,</text:span></text:p>
            <text:p text:style-name="P2"><text:span text:style-name="T2">Bedien-Batch-Größe b(S)</text:span></text:p>
          </draw:text-box>
        </draw:frame>
        <draw:frame draw:style-name="gr22" draw:text-style-name="P1" draw:layer="layout" svg:width="6.3cm" svg:height="1.5cm" svg:x="9.55cm" svg:y="3cm">
          <draw:text-box>
            <text:p text:style-name="P2"><text:span text:style-name="T2">Verfügbarkeit der Bediener: P(Up)</text:span></text:p>
            <text:p text:style-name="P2"><text:span text:style-name="T2">Ausfallzeiten: E[Dt], CV[Dt]</text:span></text:p>
          </draw:text-box>
        </draw:frame>
      </draw:page>
      <draw:page draw:name="ExtACdark" draw:style-name="dp2" draw:master-page-name="PM5">
        <draw:line draw:style-name="gr18" draw:text-style-name="P4" draw:layer="layout" svg:x1="1cm" svg:y1="6.2cm" svg:x2="6cm" svg:y2="6.2cm">
          <text:p/>
        </draw:line>
        <draw:frame draw:style-name="gr2" draw:text-style-name="P5" draw:layer="layout" svg:width="2.7cm" svg:height="1cm" svg:x="1.55cm" svg:y="5.1cm">
          <draw:text-box>
            <text:p text:style-name="P2"><text:span text:style-name="T4">Ankünfte</text:span></text:p>
          </draw:text-box>
        </draw:frame>
        <draw:g draw:style-name="gr4"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  <draw:polygon draw:style-name="gr13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20" draw:text-style-name="P4" draw:layer="layout" svg:x1="7cm" svg:y1="5cm" svg:x2="7cm" svg:y2="7.5cm">
          <text:p/>
        </draw:line>
        <draw:line draw:style-name="gr20" draw:text-style-name="P4" draw:layer="layout" svg:x1="8cm" svg:y1="5cm" svg:x2="8cm" svg:y2="7.5cm">
          <text:p/>
        </draw:line>
        <draw:line draw:style-name="gr20" draw:text-style-name="P4" draw:layer="layout" svg:x1="9cm" svg:y1="5cm" svg:x2="9cm" svg:y2="7.5cm">
          <text:p/>
        </draw:line>
        <draw:line draw:style-name="gr20" draw:text-style-name="P4" draw:layer="layout" svg:x1="10cm" svg:y1="5cm" svg:x2="10cm" svg:y2="7.5cm">
          <text:p/>
        </draw:line>
        <draw:g draw:style-name="gr3">
          <draw:g draw:style-name="gr4">
            <draw:path draw:style-name="gr12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cm" svg:y="4.65cm">
            <draw:text-box>
              <text:p text:style-name="P2"><text:span text:style-name="T4">Bedienung durch</text:span></text:p>
              <text:p text:style-name="P2"><text:span text:style-name="T4">c Bediener</text:span></text:p>
            </draw:text-box>
          </draw:frame>
        </draw:g>
        <draw:line draw:style-name="gr18" draw:text-style-name="P4" draw:layer="layout" svg:x1="14.4cm" svg:y1="6.35cm" svg:x2="16.9cm" svg:y2="6.35cm">
          <text:p/>
        </draw:line>
        <draw:frame draw:style-name="gr8" draw:text-style-name="P5" draw:layer="layout" svg:width="6.3cm" svg:height="2.307cm" svg:x="1cm" svg:y="7.347cm">
          <draw:text-box>
            <text:p text:style-name="P2"><text:span text:style-name="T5">Ankunftsrate </text:span><text:span text:style-name="T6">l</text:span><text:span text:style-name="T5"> bzw. mittlere Zwischenankunftszeit E[I],</text:span></text:p>
            <text:p text:style-name="P2"><text:span text:style-name="T5">Variationskoeffizient CV[I],</text:span></text:p>
            <text:p text:style-name="P2"><text:span text:style-name="T5">Ankunfts-Batch-Größe b(I)</text:span></text:p>
          </draw:text-box>
        </draw:frame>
        <draw:frame draw:style-name="gr8" draw:text-style-name="P5" draw:layer="layout" svg:width="6.3cm" svg:height="2.307cm" svg:x="9.55cm" svg:y="8.097cm">
          <draw:text-box>
            <text:p text:style-name="P2"><text:span text:style-name="T5">Bedienrate </text:span><text:span text:style-name="T6">m</text:span><text:span text:style-name="T5"> bzw. mittlere Bediendauer E[S],</text:span></text:p>
            <text:p text:style-name="P2"><text:span text:style-name="T5">Variationskoeffizient CV[S],</text:span></text:p>
            <text:p text:style-name="P2"><text:span text:style-name="T5">Bedien-Batch-Größe b(S)</text:span></text:p>
          </draw:text-box>
        </draw:frame>
        <draw:frame draw:style-name="gr22" draw:text-style-name="P5" draw:layer="layout" svg:width="6.3cm" svg:height="1.5cm" svg:x="9.55cm" svg:y="3cm">
          <draw:text-box>
            <text:p text:style-name="P2"><text:span text:style-name="T5">Verfügbarkeit der Bediener: P(Up)</text:span></text:p>
            <text:p text:style-name="P2"><text:span text:style-name="T5">Ausfallzeiten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23" draw:text-style-name="P9" draw:layer="layout" svg:width="4.5cm" svg:height="1.458cm" svg:x="1cm" svg:y="4.721cm">
          <draw:text-box>
            <text:p text:style-name="P8"><text:span text:style-name="T1">Ankünfte</text:span><text:span text:style-name="T1"><text:line-break/></text:span><text:span text:style-name="T1">(</text:span><text:span text:style-name="T2">Ankunftsrate </text:span><text:span text:style-name="T3">l</text:span><text:span text:style-name="T2">)</text:span></text:p>
          </draw:text-box>
        </draw:frame>
        <draw:g draw:style-name="gr4">
          <draw:polygon draw:style-name="gr5" draw:text-style-name="P3" draw:layer="layout" svg:width="5cm" svg:height="2.5cm" svg:x="6cm" svg:y="5cm" svg:viewBox="0 0 5001 2501" draw:points="0,2501 5001,2501 5001,0 0,0">
            <text:p/>
          </draw:polygon>
          <draw:polygon draw:style-name="gr6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6" draw:text-style-name="P1" draw:layer="layout" svg:x1="7cm" svg:y1="5cm" svg:x2="7cm" svg:y2="7.5cm">
          <text:p/>
        </draw:line>
        <draw:line draw:style-name="gr6" draw:text-style-name="P1" draw:layer="layout" svg:x1="8cm" svg:y1="5cm" svg:x2="8cm" svg:y2="7.5cm">
          <text:p/>
        </draw:line>
        <draw:line draw:style-name="gr6" draw:text-style-name="P1" draw:layer="layout" svg:x1="9cm" svg:y1="5cm" svg:x2="9cm" svg:y2="7.5cm">
          <text:p/>
        </draw:line>
        <draw:line draw:style-name="gr6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rteraum</text:span></text:p>
          </draw:text-box>
        </draw:frame>
        <draw:g draw:style-name="gr3">
          <draw:g draw:style-name="gr4">
            <draw:path draw:style-name="gr5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6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4" draw:text-style-name="P9" draw:layer="layout" svg:width="4.7cm" svg:height="4.7cm" svg:x="11cm" svg:y="4cm">
            <draw:text-box>
              <text:p text:style-name="P8"><text:span text:style-name="T1">Bedienung durch</text:span><text:span text:style-name="T1"><text:line-break/></text:span><text:span text:style-name="T1">c Bediener</text:span><text:span text:style-name="T1"><text:line-break/></text:span><text:span text:style-name="T2">(Bedien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25" draw:text-style-name="P9" draw:layer="layout" svg:width="3.7cm" svg:height="2.843cm" svg:x="18.3cm" svg:y="4.929cm">
          <draw:text-box>
            <text:p text:style-name="P10"><text:span text:style-name="T1">Kunde wurde bedient und verlässt das System</text:span></text:p>
          </draw:text-box>
        </draw:frame>
      </draw:page>
      <draw:page draw:name="BaseModeldark" draw:style-name="dp2" draw:master-page-name="PM6">
        <draw:line draw:style-name="gr18" draw:text-style-name="P4" draw:layer="layout" svg:x1="1cm" svg:y1="6.2cm" svg:x2="6cm" svg:y2="6.2cm">
          <text:p/>
        </draw:line>
        <draw:frame draw:style-name="gr23" draw:text-style-name="P11" draw:layer="layout" svg:width="4.5cm" svg:height="1.458cm" svg:x="1cm" svg:y="4.721cm">
          <draw:text-box>
            <text:p text:style-name="P8"><text:span text:style-name="T4">Ankünfte</text:span><text:span text:style-name="T4"><text:line-break/></text:span><text:span text:style-name="T4">(</text:span><text:span text:style-name="T5">Ankunftsrate </text:span><text:span text:style-name="T6">l</text:span><text:span text:style-name="T5">)</text:span></text:p>
          </draw:text-box>
        </draw:frame>
        <draw:g draw:style-name="gr4"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  <draw:polygon draw:style-name="gr13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20" draw:text-style-name="P4" draw:layer="layout" svg:x1="7cm" svg:y1="5cm" svg:x2="7cm" svg:y2="7.5cm">
          <text:p/>
        </draw:line>
        <draw:line draw:style-name="gr20" draw:text-style-name="P4" draw:layer="layout" svg:x1="8cm" svg:y1="5cm" svg:x2="8cm" svg:y2="7.5cm">
          <text:p/>
        </draw:line>
        <draw:line draw:style-name="gr20" draw:text-style-name="P4" draw:layer="layout" svg:x1="9cm" svg:y1="5cm" svg:x2="9cm" svg:y2="7.5cm">
          <text:p/>
        </draw:line>
        <draw:line draw:style-name="gr20" draw:text-style-name="P4" draw:layer="layout" svg:x1="10cm" svg:y1="5cm" svg:x2="10cm" svg:y2="7.5cm">
          <text:p/>
        </draw:line>
        <draw:frame draw:style-name="gr2" draw:text-style-name="P5" draw:layer="layout" svg:width="5cm" svg:height="1cm" svg:x="6cm" svg:y="4cm">
          <draw:text-box>
            <text:p text:style-name="P2"><text:span text:style-name="T4">Warteraum</text:span></text:p>
          </draw:text-box>
        </draw:frame>
        <draw:g draw:style-name="gr3">
          <draw:g draw:style-name="gr4">
            <draw:path draw:style-name="gr12" draw:text-style-name="P4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3" draw:text-style-name="P4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6" draw:text-style-name="P11" draw:layer="layout" svg:width="4.7cm" svg:height="4.7cm" svg:x="11cm" svg:y="4cm">
            <draw:text-box>
              <text:p text:style-name="P8"><text:span text:style-name="T4">Bedienung durch</text:span><text:span text:style-name="T4"><text:line-break/></text:span><text:span text:style-name="T4">c Bediener</text:span><text:span text:style-name="T4"><text:line-break/></text:span><text:span text:style-name="T5">(Bedienrate </text:span><text:span text:style-name="T6">m</text:span><text:span text:style-name="T5">)</text:span></text:p>
            </draw:text-box>
          </draw:frame>
        </draw:g>
        <draw:line draw:style-name="gr18" draw:text-style-name="P4" draw:layer="layout" svg:x1="15.7cm" svg:y1="6.35cm" svg:x2="18.2cm" svg:y2="6.35cm">
          <text:p/>
        </draw:line>
        <draw:frame draw:style-name="gr25" draw:text-style-name="P12" draw:layer="layout" svg:width="3.7cm" svg:height="2.843cm" svg:x="18.3cm" svg:y="4.929cm">
          <draw:text-box>
            <text:p text:style-name="P10"><text:span text:style-name="T4">Kunde wurde bedient und verlässt das System</text:span></text:p>
          </draw:text-box>
        </draw:frame>
      </draw:page>
      <draw:page draw:name="Compare" draw:style-name="dp1" draw:master-page-name="PM6">
        <draw:line draw:style-name="gr27" draw:text-style-name="P1" draw:layer="layout" svg:x1="8cm" svg:y1="4.5cm" svg:x2="9.6cm" svg:y2="4.5cm">
          <text:p/>
        </draw:line>
        <draw:line draw:style-name="gr27" draw:text-style-name="P1" draw:layer="layout" svg:x1="8cm" svg:y1="11.5cm" svg:x2="9.6cm" svg:y2="11.5cm">
          <text:p/>
        </draw:line>
        <draw:line draw:style-name="gr27" draw:text-style-name="P1" draw:layer="layout" svg:x1="23.4cm" svg:y1="3cm" svg:x2="25cm" svg:y2="3cm">
          <text:p/>
        </draw:line>
        <draw:line draw:style-name="gr27" draw:text-style-name="P1" draw:layer="layout" svg:x1="2cm" svg:y1="4.489cm" svg:x2="4.999cm" svg:y2="4.489cm">
          <text:p/>
        </draw:line>
        <draw:frame draw:style-name="gr28" draw:text-style-name="P13" draw:layer="layout" svg:width="2.8cm" svg:height="0.923cm" svg:x="2cm" svg:y="3.5cm">
          <draw:text-box>
            <text:p text:style-name="P8"><text:span text:style-name="T2">Ankünfte</text:span><text:span text:style-name="T2"><text:line-break/></text:span><text:span text:style-name="T7">(Ankunftsrate </text:span><text:span text:style-name="T8">l</text:span><text:span text:style-name="T7">)</text:span></text:p>
          </draw:text-box>
        </draw:frame>
        <draw:g draw:style-name="gr4">
          <draw:polygon draw:style-name="gr5" draw:text-style-name="P3" draw:layer="layout" svg:width="2.999cm" svg:height="0.999cm" svg:x="5cm" svg:y="4cm" svg:viewBox="0 0 3000 1000" draw:points="0,1000 3000,1000 3000,0 0,0">
            <text:p/>
          </draw:polygon>
          <draw:polygon draw:style-name="gr6" draw:text-style-name="P1" draw:layer="layout" svg:width="2.999cm" svg:height="0.999cm" svg:x="5cm" svg:y="4cm" svg:viewBox="0 0 3000 1000" draw:points="0,1000 3000,1000 3000,0 0,0">
            <text:p/>
          </draw:polygon>
        </draw:g>
        <draw:line draw:style-name="gr6" draw:text-style-name="P1" draw:layer="layout" svg:x1="5.999cm" svg:y1="4cm" svg:x2="5.999cm" svg:y2="5cm">
          <text:p/>
        </draw:line>
        <draw:line draw:style-name="gr6" draw:text-style-name="P1" draw:layer="layout" svg:x1="6.999cm" svg:y1="4cm" svg:x2="6.999cm" svg:y2="5cm">
          <text:p/>
        </draw:line>
        <draw:frame draw:style-name="gr29" draw:text-style-name="P14" draw:layer="layout" svg:width="3cm" svg:height="0.991cm" svg:x="5cm" svg:y="3.009cm">
          <draw:text-box>
            <text:p text:style-name="P8"><text:span text:style-name="T9">Gemeinsamer</text:span></text:p>
            <text:p text:style-name="P8"><text:span text:style-name="T9">Warteraum</text:span></text:p>
          </draw:text-box>
        </draw:frame>
        <draw:line draw:style-name="gr6" draw:text-style-name="P1" draw:layer="layout" svg:x1="7.5cm" svg:y1="4cm" svg:x2="7.5cm" svg:y2="5cm">
          <text:p/>
        </draw:line>
        <draw:line draw:style-name="gr6" draw:text-style-name="P1" draw:layer="layout" svg:x1="6.5cm" svg:y1="4cm" svg:x2="6.5cm" svg:y2="5cm">
          <text:p/>
        </draw:line>
        <draw:line draw:style-name="gr6" draw:text-style-name="P1" draw:layer="layout" svg:x1="5.5cm" svg:y1="4cm" svg:x2="5.5cm" svg:y2="5cm">
          <text:p/>
        </draw:line>
        <draw:frame draw:style-name="gr30" draw:text-style-name="P15" draw:layer="layout" svg:width="8.4cm" svg:height="0.99cm" svg:x="2cm" svg:y="1.01cm">
          <draw:text-box>
            <text:p><text:span text:style-name="T10">Gemeinsame Warteschlange</text:span></text:p>
          </draw:text-box>
        </draw:frame>
        <draw:frame draw:style-name="gr28" draw:text-style-name="P13" draw:layer="layout" svg:width="2.8cm" svg:height="0.923cm" svg:x="16cm" svg:y="3.5cm">
          <draw:text-box>
            <text:p text:style-name="P8"><text:span text:style-name="T2">Ankünfte</text:span><text:span text:style-name="T2"><text:line-break/></text:span><text:span text:style-name="T7">(Ankunftsrate </text:span><text:span text:style-name="T8">l</text:span><text:span text:style-name="T7">)</text:span></text:p>
          </draw:text-box>
        </draw:frame>
        <draw:g draw:style-name="gr4">
          <draw:polygon draw:style-name="gr5" draw:text-style-name="P3" draw:layer="layout" svg:width="2.999cm" svg:height="0.999cm" svg:x="20.4cm" svg:y="2.5cm" svg:viewBox="0 0 3000 1000" draw:points="0,1000 3000,1000 3000,0 0,0">
            <text:p/>
          </draw:polygon>
          <draw:polygon draw:style-name="gr6" draw:text-style-name="P1" draw:layer="layout" svg:width="2.999cm" svg:height="0.999cm" svg:x="20.4cm" svg:y="2.5cm" svg:viewBox="0 0 3000 1000" draw:points="0,1000 3000,1000 3000,0 0,0">
            <text:p/>
          </draw:polygon>
        </draw:g>
        <draw:line draw:style-name="gr6" draw:text-style-name="P1" draw:layer="layout" svg:x1="21.399cm" svg:y1="2.5cm" svg:x2="21.399cm" svg:y2="3.5cm">
          <text:p/>
        </draw:line>
        <draw:line draw:style-name="gr6" draw:text-style-name="P1" draw:layer="layout" svg:x1="22.399cm" svg:y1="2.5cm" svg:x2="22.399cm" svg:y2="3.5cm">
          <text:p/>
        </draw:line>
        <draw:frame draw:style-name="gr31" draw:text-style-name="P13" draw:layer="layout" svg:width="3cm" svg:height="0.567cm" svg:x="20.4cm" svg:y="3.5cm">
          <draw:text-box>
            <text:p text:style-name="P8"><text:span text:style-name="T2">Warteraum</text:span></text:p>
          </draw:text-box>
        </draw:frame>
        <draw:g draw:style-name="gr3">
          <draw:g draw:style-name="gr4">
            <draw:path draw:style-name="gr5" draw:text-style-name="P16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6" draw:text-style-name="P17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32" draw:text-style-name="P13" draw:layer="layout" svg:width="2cm" svg:height="2cm" svg:x="25cm" svg:y="2cm">
            <draw:text-box>
              <text:p text:style-name="P8"><text:span text:style-name="T2">1 Bediener</text:span><text:span text:style-name="T2"><text:line-break/></text:span><text:span text:style-name="T7">(Bedienrate </text:span><text:span text:style-name="T8">m</text:span><text:span text:style-name="T7">)</text:span></text:p>
            </draw:text-box>
          </draw:frame>
        </draw:g>
        <draw:line draw:style-name="gr27" draw:text-style-name="P1" draw:layer="layout" svg:x1="23.4cm" svg:y1="6cm" svg:x2="25cm" svg:y2="6cm">
          <text:p/>
        </draw:line>
        <draw:g draw:style-name="gr3">
          <draw:g draw:style-name="gr4">
            <draw:path draw:style-name="gr5" draw:text-style-name="P16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6" draw:text-style-name="P17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32" draw:text-style-name="P13" draw:layer="layout" svg:width="2cm" svg:height="2cm" svg:x="25cm" svg:y="5cm">
            <draw:text-box>
              <text:p text:style-name="P8"><text:span text:style-name="T2">1 Bediener</text:span><text:span text:style-name="T2"><text:line-break/></text:span><text:span text:style-name="T7">(Bedienrate </text:span><text:span text:style-name="T8">m</text:span><text:span text:style-name="T7">)</text:span></text:p>
            </draw:text-box>
          </draw:frame>
        </draw:g>
        <draw:line draw:style-name="gr6" draw:text-style-name="P1" draw:layer="layout" svg:x1="22.9cm" svg:y1="2.5cm" svg:x2="22.9cm" svg:y2="3.5cm">
          <text:p/>
        </draw:line>
        <draw:line draw:style-name="gr6" draw:text-style-name="P1" draw:layer="layout" svg:x1="21.9cm" svg:y1="2.5cm" svg:x2="21.9cm" svg:y2="3.5cm">
          <text:p/>
        </draw:line>
        <draw:line draw:style-name="gr6" draw:text-style-name="P1" draw:layer="layout" svg:x1="20.9cm" svg:y1="2.5cm" svg:x2="20.9cm" svg:y2="3.5cm">
          <text:p/>
        </draw:line>
        <draw:frame draw:style-name="gr30" draw:text-style-name="P15" draw:layer="layout" svg:width="8.4cm" svg:height="0.99cm" svg:x="16cm" svg:y="1.01cm">
          <draw:text-box>
            <text:p><text:span text:style-name="T10">Getrennte Warteschlangen</text:span></text:p>
          </draw:text-box>
        </draw:frame>
        <draw:line draw:style-name="gr33" draw:text-style-name="P1" draw:layer="layout" svg:x1="16.1cm" svg:y1="4.5cm" svg:x2="18.7cm" svg:y2="4.5cm">
          <text:p/>
        </draw:line>
        <draw:line draw:style-name="gr27" draw:text-style-name="P1" draw:layer="layout" svg:x1="18.8cm" svg:y1="3cm" svg:x2="20.4cm" svg:y2="3cm">
          <text:p/>
        </draw:line>
        <draw:line draw:style-name="gr27" draw:text-style-name="P1" draw:layer="layout" svg:x1="18.8cm" svg:y1="6cm" svg:x2="20.4cm" svg:y2="6cm">
          <text:p/>
        </draw:line>
        <draw:line draw:style-name="gr33" draw:text-style-name="P1" draw:layer="layout" svg:x1="18.8cm" svg:y1="6cm" svg:x2="18.8cm" svg:y2="3cm">
          <text:p/>
        </draw:line>
        <draw:g draw:style-name="gr4">
          <draw:polygon draw:style-name="gr5" draw:text-style-name="P3" draw:layer="layout" svg:width="2.999cm" svg:height="0.999cm" svg:x="20.4cm" svg:y="5.5cm" svg:viewBox="0 0 3000 1000" draw:points="0,1000 3000,1000 3000,0 0,0">
            <text:p/>
          </draw:polygon>
          <draw:polygon draw:style-name="gr6" draw:text-style-name="P1" draw:layer="layout" svg:width="2.999cm" svg:height="0.999cm" svg:x="20.4cm" svg:y="5.5cm" svg:viewBox="0 0 3000 1000" draw:points="0,1000 3000,1000 3000,0 0,0">
            <text:p/>
          </draw:polygon>
        </draw:g>
        <draw:line draw:style-name="gr6" draw:text-style-name="P1" draw:layer="layout" svg:x1="21.399cm" svg:y1="5.5cm" svg:x2="21.399cm" svg:y2="6.5cm">
          <text:p/>
        </draw:line>
        <draw:line draw:style-name="gr6" draw:text-style-name="P1" draw:layer="layout" svg:x1="22.399cm" svg:y1="5.5cm" svg:x2="22.399cm" svg:y2="6.5cm">
          <text:p/>
        </draw:line>
        <draw:line draw:style-name="gr6" draw:text-style-name="P1" draw:layer="layout" svg:x1="22.9cm" svg:y1="5.5cm" svg:x2="22.9cm" svg:y2="6.5cm">
          <text:p/>
        </draw:line>
        <draw:line draw:style-name="gr6" draw:text-style-name="P1" draw:layer="layout" svg:x1="21.9cm" svg:y1="5.5cm" svg:x2="21.9cm" svg:y2="6.5cm">
          <text:p/>
        </draw:line>
        <draw:line draw:style-name="gr6" draw:text-style-name="P1" draw:layer="layout" svg:x1="20.9cm" svg:y1="5.5cm" svg:x2="20.9cm" svg:y2="6.5cm">
          <text:p/>
        </draw:line>
        <draw:frame draw:style-name="gr31" draw:text-style-name="P13" draw:layer="layout" svg:width="3cm" svg:height="0.567cm" svg:x="20.4cm" svg:y="4.933cm">
          <draw:text-box>
            <text:p text:style-name="P8"><text:span text:style-name="T2">Warteraum</text:span></text:p>
          </draw:text-box>
        </draw:frame>
        <draw:line draw:style-name="gr27" draw:text-style-name="P1" draw:layer="layout" svg:x1="1.986cm" svg:y1="11.489cm" svg:x2="4.985cm" svg:y2="11.489cm">
          <text:p/>
        </draw:line>
        <draw:frame draw:style-name="gr28" draw:text-style-name="P13" draw:layer="layout" svg:width="2.8cm" svg:height="0.923cm" svg:x="1.986cm" svg:y="10.5cm">
          <draw:text-box>
            <text:p text:style-name="P8"><text:span text:style-name="T2">Ankünfte</text:span><text:span text:style-name="T2"><text:line-break/></text:span><text:span text:style-name="T7">(Ankunftsrate </text:span><text:span text:style-name="T8">l</text:span><text:span text:style-name="T7">)</text:span></text:p>
          </draw:text-box>
        </draw:frame>
        <draw:g draw:style-name="gr4">
          <draw:polygon draw:style-name="gr5" draw:text-style-name="P3" draw:layer="layout" svg:width="2.999cm" svg:height="0.999cm" svg:x="4.986cm" svg:y="11cm" svg:viewBox="0 0 3000 1000" draw:points="0,1000 3000,1000 3000,0 0,0">
            <text:p/>
          </draw:polygon>
          <draw:polygon draw:style-name="gr6" draw:text-style-name="P1" draw:layer="layout" svg:width="2.999cm" svg:height="0.999cm" svg:x="4.986cm" svg:y="11cm" svg:viewBox="0 0 3000 1000" draw:points="0,1000 3000,1000 3000,0 0,0">
            <text:p/>
          </draw:polygon>
        </draw:g>
        <draw:line draw:style-name="gr6" draw:text-style-name="P1" draw:layer="layout" svg:x1="5.985cm" svg:y1="11cm" svg:x2="5.985cm" svg:y2="12cm">
          <text:p/>
        </draw:line>
        <draw:line draw:style-name="gr6" draw:text-style-name="P1" draw:layer="layout" svg:x1="6.985cm" svg:y1="11cm" svg:x2="6.985cm" svg:y2="12cm">
          <text:p/>
        </draw:line>
        <draw:g draw:style-name="gr3">
          <draw:g draw:style-name="gr4">
            <draw:path draw:style-name="gr5" draw:text-style-name="P16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6" draw:text-style-name="P17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4" draw:text-style-name="P13" draw:layer="layout" svg:width="2.3cm" svg:height="2.3cm" svg:x="9.6cm" svg:y="10.4cm">
            <draw:text-box>
              <text:p text:style-name="P8"><text:span text:style-name="T2">1 Bediener</text:span><text:span text:style-name="T2"><text:line-break/></text:span><text:span text:style-name="T7">(Bedienrate </text:span><text:span text:style-name="T8">m</text:span><text:span text:style-name="T7">)</text:span></text:p>
            </draw:text-box>
          </draw:frame>
        </draw:g>
        <draw:line draw:style-name="gr6" draw:text-style-name="P1" draw:layer="layout" svg:x1="7.486cm" svg:y1="11cm" svg:x2="7.486cm" svg:y2="12cm">
          <text:p/>
        </draw:line>
        <draw:line draw:style-name="gr6" draw:text-style-name="P1" draw:layer="layout" svg:x1="6.486cm" svg:y1="11cm" svg:x2="6.486cm" svg:y2="12cm">
          <text:p/>
        </draw:line>
        <draw:line draw:style-name="gr6" draw:text-style-name="P1" draw:layer="layout" svg:x1="5.486cm" svg:y1="11cm" svg:x2="5.486cm" svg:y2="12cm">
          <text:p/>
        </draw:line>
        <draw:frame draw:style-name="gr30" draw:text-style-name="P15" draw:layer="layout" svg:width="8.4cm" svg:height="0.99cm" svg:x="1.986cm" svg:y="8.01cm">
          <draw:text-box>
            <text:p><text:span text:style-name="T10">Batch-Bedienung</text:span></text:p>
          </draw:text-box>
        </draw:frame>
        <draw:frame draw:style-name="gr31" draw:text-style-name="P13" draw:layer="layout" svg:width="3cm" svg:height="0.567cm" svg:x="4.986cm" svg:y="10.4cm">
          <draw:text-box>
            <text:p text:style-name="P8"><text:span text:style-name="T2">Warteraum</text:span></text:p>
          </draw:text-box>
        </draw:frame>
        <draw:frame draw:style-name="gr35" draw:text-style-name="P18" draw:layer="layout" svg:width="3cm" svg:height="0.995cm" svg:x="9.223cm" svg:y="12.764cm">
          <draw:text-box>
            <text:p text:style-name="P8"><text:span text:style-name="T11">Batch-Bedienung</text:span><text:span text:style-name="T12"> von jeweils 2 Kunden gleichzeitig</text:span></text:p>
          </draw:text-box>
        </draw:frame>
        <draw:line draw:style-name="gr27" draw:text-style-name="P1" draw:layer="layout" svg:x1="22.014cm" svg:y1="11.5cm" svg:x2="23.614cm" svg:y2="11.5cm">
          <text:p/>
        </draw:line>
        <draw:line draw:style-name="gr27" draw:text-style-name="P1" draw:layer="layout" svg:x1="16cm" svg:y1="11.489cm" svg:x2="18.999cm" svg:y2="11.489cm">
          <text:p/>
        </draw:line>
        <draw:frame draw:style-name="gr28" draw:text-style-name="P13" draw:layer="layout" svg:width="2.8cm" svg:height="0.923cm" svg:x="16cm" svg:y="10.5cm">
          <draw:text-box>
            <text:p text:style-name="P8"><text:span text:style-name="T2">Ankünfte</text:span><text:span text:style-name="T2"><text:line-break/></text:span><text:span text:style-name="T7">(Ankunftsrate </text:span><text:span text:style-name="T8">l</text:span><text:span text:style-name="T7">)</text:span></text:p>
          </draw:text-box>
        </draw:frame>
        <draw:g draw:style-name="gr4">
          <draw:polygon draw:style-name="gr5" draw:text-style-name="P3" draw:layer="layout" svg:width="2.999cm" svg:height="0.999cm" svg:x="19cm" svg:y="11cm" svg:viewBox="0 0 3000 1000" draw:points="0,1000 3000,1000 3000,0 0,0">
            <text:p/>
          </draw:polygon>
          <draw:polygon draw:style-name="gr6" draw:text-style-name="P1" draw:layer="layout" svg:width="2.999cm" svg:height="0.999cm" svg:x="19cm" svg:y="11cm" svg:viewBox="0 0 3000 1000" draw:points="0,1000 3000,1000 3000,0 0,0">
            <text:p/>
          </draw:polygon>
        </draw:g>
        <draw:line draw:style-name="gr6" draw:text-style-name="P1" draw:layer="layout" svg:x1="19.999cm" svg:y1="11cm" svg:x2="19.999cm" svg:y2="12cm">
          <text:p/>
        </draw:line>
        <draw:line draw:style-name="gr6" draw:text-style-name="P1" draw:layer="layout" svg:x1="20.999cm" svg:y1="11cm" svg:x2="20.999cm" svg:y2="12cm">
          <text:p/>
        </draw:line>
        <draw:g draw:style-name="gr3">
          <draw:g draw:style-name="gr4">
            <draw:path draw:style-name="gr5" draw:text-style-name="P16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6" draw:text-style-name="P17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4" draw:text-style-name="P13" draw:layer="layout" svg:width="2.3cm" svg:height="2.3cm" svg:x="23.614cm" svg:y="10.4cm">
            <draw:text-box>
              <text:p text:style-name="P8"><text:span text:style-name="T2">1 Bediener</text:span><text:span text:style-name="T2"><text:line-break/></text:span><text:span text:style-name="T7">(Bedienrate </text:span><text:span text:style-name="T13">2</text:span><text:span text:style-name="T14">m</text:span><text:span text:style-name="T7">)</text:span></text:p>
            </draw:text-box>
          </draw:frame>
        </draw:g>
        <draw:line draw:style-name="gr6" draw:text-style-name="P1" draw:layer="layout" svg:x1="21.5cm" svg:y1="11cm" svg:x2="21.5cm" svg:y2="12cm">
          <text:p/>
        </draw:line>
        <draw:line draw:style-name="gr6" draw:text-style-name="P1" draw:layer="layout" svg:x1="20.5cm" svg:y1="11cm" svg:x2="20.5cm" svg:y2="12cm">
          <text:p/>
        </draw:line>
        <draw:line draw:style-name="gr6" draw:text-style-name="P1" draw:layer="layout" svg:x1="19.5cm" svg:y1="11cm" svg:x2="19.5cm" svg:y2="12cm">
          <text:p/>
        </draw:line>
        <draw:frame draw:style-name="gr30" draw:text-style-name="P15" draw:layer="layout" svg:width="8.4cm" svg:height="0.99cm" svg:x="16cm" svg:y="8.01cm">
          <draw:text-box>
            <text:p><text:span text:style-name="T10">Schnellerer Bediener</text:span></text:p>
          </draw:text-box>
        </draw:frame>
        <draw:frame draw:style-name="gr31" draw:text-style-name="P13" draw:layer="layout" svg:width="3cm" svg:height="0.567cm" svg:x="19cm" svg:y="10.4cm">
          <draw:text-box>
            <text:p text:style-name="P8"><text:span text:style-name="T2">Warteraum</text:span></text:p>
          </draw:text-box>
        </draw:frame>
        <draw:frame draw:style-name="gr29" draw:text-style-name="P19" draw:layer="layout" svg:width="2.2cm" svg:height="0.991cm" svg:x="19cm" svg:y="4.067cm">
          <draw:text-box>
            <text:p text:style-name="P10"><text:span text:style-name="T15">Aufteilung</text:span><text:span text:style-name="T15"><text:line-break/></text:span><text:span text:style-name="T15">50% : 50%</text:span></text:p>
          </draw:text-box>
        </draw:frame>
        <draw:g draw:style-name="gr3">
          <draw:g draw:style-name="gr4">
            <draw:path draw:style-name="gr5" draw:text-style-name="P16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6" draw:text-style-name="P17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4" draw:text-style-name="P13" draw:layer="layout" svg:width="2.3cm" svg:height="2.3cm" svg:x="9.6cm" svg:y="3.4cm">
            <draw:text-box>
              <text:p text:style-name="P8"><text:span text:style-name="T16">2</text:span><text:span text:style-name="T2"> Bediener</text:span><text:span text:style-name="T2"><text:line-break/></text:span><text:span text:style-name="T7">(Bedienrate </text:span><text:span text:style-name="T8">m</text:span><text:span text:style-name="T7">)</text:span></text:p>
            </draw:text-box>
          </draw:frame>
        </draw:g>
      </draw:page>
      <draw:page draw:name="Comparedark" draw:style-name="dp2" draw:master-page-name="PM6">
        <draw:line draw:style-name="gr36" draw:text-style-name="P4" draw:layer="layout" svg:x1="8cm" svg:y1="4.5cm" svg:x2="9.6cm" svg:y2="4.5cm">
          <text:p/>
        </draw:line>
        <draw:line draw:style-name="gr36" draw:text-style-name="P4" draw:layer="layout" svg:x1="8cm" svg:y1="11.5cm" svg:x2="9.6cm" svg:y2="11.5cm">
          <text:p/>
        </draw:line>
        <draw:line draw:style-name="gr36" draw:text-style-name="P4" draw:layer="layout" svg:x1="23.4cm" svg:y1="3cm" svg:x2="25cm" svg:y2="3cm">
          <text:p/>
        </draw:line>
        <draw:line draw:style-name="gr36" draw:text-style-name="P4" draw:layer="layout" svg:x1="2cm" svg:y1="4.489cm" svg:x2="4.999cm" svg:y2="4.489cm">
          <text:p/>
        </draw:line>
        <draw:frame draw:style-name="gr37" draw:text-style-name="P20" draw:layer="layout" svg:width="2.8cm" svg:height="0.923cm" svg:x="2cm" svg:y="3.5cm">
          <draw:text-box>
            <text:p text:style-name="P8"><text:span text:style-name="T5">Ankünfte</text:span><text:span text:style-name="T5"><text:line-break/></text:span><text:span text:style-name="T17">(Ankunftsrate </text:span><text:span text:style-name="T18">l</text:span><text:span text:style-name="T17">)</text:span></text:p>
          </draw:text-box>
        </draw:frame>
        <draw:g draw:style-name="gr4">
          <draw:polygon draw:style-name="gr12" draw:text-style-name="P4" draw:layer="layout" svg:width="2.999cm" svg:height="0.999cm" svg:x="5cm" svg:y="4cm" svg:viewBox="0 0 3000 1000" draw:points="0,1000 3000,1000 3000,0 0,0">
            <text:p/>
          </draw:polygon>
          <draw:polygon draw:style-name="gr13" draw:text-style-name="P4" draw:layer="layout" svg:width="2.999cm" svg:height="0.999cm" svg:x="5cm" svg:y="4cm" svg:viewBox="0 0 3000 1000" draw:points="0,1000 3000,1000 3000,0 0,0">
            <text:p/>
          </draw:polygon>
        </draw:g>
        <draw:line draw:style-name="gr20" draw:text-style-name="P4" draw:layer="layout" svg:x1="5.999cm" svg:y1="4cm" svg:x2="5.999cm" svg:y2="5cm">
          <text:p/>
        </draw:line>
        <draw:line draw:style-name="gr20" draw:text-style-name="P4" draw:layer="layout" svg:x1="6.999cm" svg:y1="4cm" svg:x2="6.999cm" svg:y2="5cm">
          <text:p/>
        </draw:line>
        <draw:frame draw:style-name="gr29" draw:text-style-name="P14" draw:layer="layout" svg:width="3cm" svg:height="0.991cm" svg:x="5cm" svg:y="3.009cm">
          <draw:text-box>
            <text:p text:style-name="P8"><text:span text:style-name="T9">Gemeinsamer</text:span></text:p>
            <text:p text:style-name="P8"><text:span text:style-name="T9">Warteraum</text:span></text:p>
          </draw:text-box>
        </draw:frame>
        <draw:line draw:style-name="gr20" draw:text-style-name="P4" draw:layer="layout" svg:x1="7.5cm" svg:y1="4cm" svg:x2="7.5cm" svg:y2="5cm">
          <text:p/>
        </draw:line>
        <draw:line draw:style-name="gr20" draw:text-style-name="P4" draw:layer="layout" svg:x1="6.5cm" svg:y1="4cm" svg:x2="6.5cm" svg:y2="5cm">
          <text:p/>
        </draw:line>
        <draw:line draw:style-name="gr20" draw:text-style-name="P4" draw:layer="layout" svg:x1="5.5cm" svg:y1="4cm" svg:x2="5.5cm" svg:y2="5cm">
          <text:p/>
        </draw:line>
        <draw:frame draw:style-name="gr30" draw:text-style-name="P21" draw:layer="layout" svg:width="8.4cm" svg:height="0.99cm" svg:x="2cm" svg:y="1.01cm">
          <draw:text-box>
            <text:p><text:span text:style-name="T19">Gemeinsame Warteschlange</text:span></text:p>
          </draw:text-box>
        </draw:frame>
        <draw:frame draw:style-name="gr28" draw:text-style-name="P20" draw:layer="layout" svg:width="2.8cm" svg:height="0.923cm" svg:x="16cm" svg:y="3.5cm">
          <draw:text-box>
            <text:p text:style-name="P8"><text:span text:style-name="T5">Ankünfte</text:span><text:span text:style-name="T5"><text:line-break/></text:span><text:span text:style-name="T17">(Ankunftsrate </text:span><text:span text:style-name="T18">l</text:span><text:span text:style-name="T17">)</text:span></text:p>
          </draw:text-box>
        </draw:frame>
        <draw:g draw:style-name="gr4">
          <draw:polygon draw:style-name="gr12" draw:text-style-name="P4" draw:layer="layout" svg:width="2.999cm" svg:height="0.999cm" svg:x="20.4cm" svg:y="2.5cm" svg:viewBox="0 0 3000 1000" draw:points="0,1000 3000,1000 3000,0 0,0">
            <text:p/>
          </draw:polygon>
          <draw:polygon draw:style-name="gr13" draw:text-style-name="P4" draw:layer="layout" svg:width="2.999cm" svg:height="0.999cm" svg:x="20.4cm" svg:y="2.5cm" svg:viewBox="0 0 3000 1000" draw:points="0,1000 3000,1000 3000,0 0,0">
            <text:p/>
          </draw:polygon>
        </draw:g>
        <draw:line draw:style-name="gr20" draw:text-style-name="P4" draw:layer="layout" svg:x1="21.399cm" svg:y1="2.5cm" svg:x2="21.399cm" svg:y2="3.5cm">
          <text:p/>
        </draw:line>
        <draw:line draw:style-name="gr20" draw:text-style-name="P4" draw:layer="layout" svg:x1="22.399cm" svg:y1="2.5cm" svg:x2="22.399cm" svg:y2="3.5cm">
          <text:p/>
        </draw:line>
        <draw:frame draw:style-name="gr31" draw:text-style-name="P20" draw:layer="layout" svg:width="3cm" svg:height="0.567cm" svg:x="20.4cm" svg:y="3.5cm">
          <draw:text-box>
            <text:p text:style-name="P8"><text:span text:style-name="T5">Warteraum</text:span></text:p>
          </draw:text-box>
        </draw:frame>
        <draw:g draw:style-name="gr3">
          <draw:g draw:style-name="gr4">
            <draw:path draw:style-name="gr12" draw:text-style-name="P22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13" draw:text-style-name="P22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38" draw:text-style-name="P20" draw:layer="layout" svg:width="2cm" svg:height="2cm" svg:x="25cm" svg:y="2cm">
            <draw:text-box>
              <text:p text:style-name="P8"><text:span text:style-name="T5">1 Bediener</text:span><text:span text:style-name="T5"><text:line-break/></text:span><text:span text:style-name="T17">(Bedienrate </text:span><text:span text:style-name="T18">m</text:span><text:span text:style-name="T17">)</text:span></text:p>
            </draw:text-box>
          </draw:frame>
        </draw:g>
        <draw:line draw:style-name="gr36" draw:text-style-name="P4" draw:layer="layout" svg:x1="23.4cm" svg:y1="6cm" svg:x2="25cm" svg:y2="6cm">
          <text:p/>
        </draw:line>
        <draw:g draw:style-name="gr3">
          <draw:g draw:style-name="gr4">
            <draw:path draw:style-name="gr12" draw:text-style-name="P22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13" draw:text-style-name="P22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38" draw:text-style-name="P20" draw:layer="layout" svg:width="2cm" svg:height="2cm" svg:x="25cm" svg:y="5cm">
            <draw:text-box>
              <text:p text:style-name="P8"><text:span text:style-name="T5">1 Bediener</text:span><text:span text:style-name="T5"><text:line-break/></text:span><text:span text:style-name="T17">(Bedienrate </text:span><text:span text:style-name="T18">m</text:span><text:span text:style-name="T17">)</text:span></text:p>
            </draw:text-box>
          </draw:frame>
        </draw:g>
        <draw:line draw:style-name="gr20" draw:text-style-name="P4" draw:layer="layout" svg:x1="22.9cm" svg:y1="2.5cm" svg:x2="22.9cm" svg:y2="3.5cm">
          <text:p/>
        </draw:line>
        <draw:line draw:style-name="gr20" draw:text-style-name="P4" draw:layer="layout" svg:x1="21.9cm" svg:y1="2.5cm" svg:x2="21.9cm" svg:y2="3.5cm">
          <text:p/>
        </draw:line>
        <draw:line draw:style-name="gr20" draw:text-style-name="P4" draw:layer="layout" svg:x1="20.9cm" svg:y1="2.5cm" svg:x2="20.9cm" svg:y2="3.5cm">
          <text:p/>
        </draw:line>
        <draw:frame draw:style-name="gr30" draw:text-style-name="P21" draw:layer="layout" svg:width="8.4cm" svg:height="0.99cm" svg:x="16cm" svg:y="1.01cm">
          <draw:text-box>
            <text:p><text:span text:style-name="T19">Getrennte Warteschlangen</text:span></text:p>
          </draw:text-box>
        </draw:frame>
        <draw:line draw:style-name="gr39" draw:text-style-name="P4" draw:layer="layout" svg:x1="16.1cm" svg:y1="4.5cm" svg:x2="18.7cm" svg:y2="4.5cm">
          <text:p/>
        </draw:line>
        <draw:line draw:style-name="gr36" draw:text-style-name="P4" draw:layer="layout" svg:x1="18.8cm" svg:y1="3cm" svg:x2="20.4cm" svg:y2="3cm">
          <text:p/>
        </draw:line>
        <draw:line draw:style-name="gr36" draw:text-style-name="P4" draw:layer="layout" svg:x1="18.8cm" svg:y1="6cm" svg:x2="20.4cm" svg:y2="6cm">
          <text:p/>
        </draw:line>
        <draw:line draw:style-name="gr39" draw:text-style-name="P4" draw:layer="layout" svg:x1="18.8cm" svg:y1="6cm" svg:x2="18.8cm" svg:y2="3cm">
          <text:p/>
        </draw:line>
        <draw:g draw:style-name="gr4">
          <draw:polygon draw:style-name="gr12" draw:text-style-name="P4" draw:layer="layout" svg:width="2.999cm" svg:height="0.999cm" svg:x="20.4cm" svg:y="5.5cm" svg:viewBox="0 0 3000 1000" draw:points="0,1000 3000,1000 3000,0 0,0">
            <text:p/>
          </draw:polygon>
          <draw:polygon draw:style-name="gr13" draw:text-style-name="P4" draw:layer="layout" svg:width="2.999cm" svg:height="0.999cm" svg:x="20.4cm" svg:y="5.5cm" svg:viewBox="0 0 3000 1000" draw:points="0,1000 3000,1000 3000,0 0,0">
            <text:p/>
          </draw:polygon>
        </draw:g>
        <draw:line draw:style-name="gr20" draw:text-style-name="P4" draw:layer="layout" svg:x1="21.399cm" svg:y1="5.5cm" svg:x2="21.399cm" svg:y2="6.5cm">
          <text:p/>
        </draw:line>
        <draw:line draw:style-name="gr20" draw:text-style-name="P4" draw:layer="layout" svg:x1="22.399cm" svg:y1="5.5cm" svg:x2="22.399cm" svg:y2="6.5cm">
          <text:p/>
        </draw:line>
        <draw:line draw:style-name="gr20" draw:text-style-name="P4" draw:layer="layout" svg:x1="22.9cm" svg:y1="5.5cm" svg:x2="22.9cm" svg:y2="6.5cm">
          <text:p/>
        </draw:line>
        <draw:line draw:style-name="gr20" draw:text-style-name="P4" draw:layer="layout" svg:x1="21.9cm" svg:y1="5.5cm" svg:x2="21.9cm" svg:y2="6.5cm">
          <text:p/>
        </draw:line>
        <draw:line draw:style-name="gr20" draw:text-style-name="P4" draw:layer="layout" svg:x1="20.9cm" svg:y1="5.5cm" svg:x2="20.9cm" svg:y2="6.5cm">
          <text:p/>
        </draw:line>
        <draw:frame draw:style-name="gr31" draw:text-style-name="P20" draw:layer="layout" svg:width="3cm" svg:height="0.567cm" svg:x="20.4cm" svg:y="4.933cm">
          <draw:text-box>
            <text:p text:style-name="P8"><text:span text:style-name="T5">Warteraum</text:span></text:p>
          </draw:text-box>
        </draw:frame>
        <draw:line draw:style-name="gr36" draw:text-style-name="P4" draw:layer="layout" svg:x1="1.986cm" svg:y1="11.489cm" svg:x2="4.985cm" svg:y2="11.489cm">
          <text:p/>
        </draw:line>
        <draw:frame draw:style-name="gr28" draw:text-style-name="P20" draw:layer="layout" svg:width="2.8cm" svg:height="0.923cm" svg:x="1.986cm" svg:y="10.5cm">
          <draw:text-box>
            <text:p text:style-name="P8"><text:span text:style-name="T5">Ankünfte</text:span><text:span text:style-name="T5"><text:line-break/></text:span><text:span text:style-name="T17">(Ankunftsrate </text:span><text:span text:style-name="T18">l</text:span><text:span text:style-name="T17">)</text:span></text:p>
          </draw:text-box>
        </draw:frame>
        <draw:g draw:style-name="gr4">
          <draw:polygon draw:style-name="gr12" draw:text-style-name="P4" draw:layer="layout" svg:width="2.999cm" svg:height="0.999cm" svg:x="4.986cm" svg:y="11cm" svg:viewBox="0 0 3000 1000" draw:points="0,1000 3000,1000 3000,0 0,0">
            <text:p/>
          </draw:polygon>
          <draw:polygon draw:style-name="gr13" draw:text-style-name="P4" draw:layer="layout" svg:width="2.999cm" svg:height="0.999cm" svg:x="4.986cm" svg:y="11cm" svg:viewBox="0 0 3000 1000" draw:points="0,1000 3000,1000 3000,0 0,0">
            <text:p/>
          </draw:polygon>
        </draw:g>
        <draw:line draw:style-name="gr20" draw:text-style-name="P4" draw:layer="layout" svg:x1="5.985cm" svg:y1="11cm" svg:x2="5.985cm" svg:y2="12cm">
          <text:p/>
        </draw:line>
        <draw:line draw:style-name="gr20" draw:text-style-name="P4" draw:layer="layout" svg:x1="6.985cm" svg:y1="11cm" svg:x2="6.985cm" svg:y2="12cm">
          <text:p/>
        </draw:line>
        <draw:g draw:style-name="gr3">
          <draw:g draw:style-name="gr4">
            <draw:path draw:style-name="gr12" draw:text-style-name="P22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13" draw:text-style-name="P22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40" draw:text-style-name="P20" draw:layer="layout" svg:width="2.3cm" svg:height="2.3cm" svg:x="9.6cm" svg:y="10.4cm">
            <draw:text-box>
              <text:p text:style-name="P8"><text:span text:style-name="T5">1 Bediener</text:span><text:span text:style-name="T5"><text:line-break/></text:span><text:span text:style-name="T17">(Bedienrate </text:span><text:span text:style-name="T18">m</text:span><text:span text:style-name="T17">)</text:span></text:p>
            </draw:text-box>
          </draw:frame>
        </draw:g>
        <draw:line draw:style-name="gr20" draw:text-style-name="P4" draw:layer="layout" svg:x1="7.486cm" svg:y1="11cm" svg:x2="7.486cm" svg:y2="12cm">
          <text:p/>
        </draw:line>
        <draw:line draw:style-name="gr20" draw:text-style-name="P4" draw:layer="layout" svg:x1="6.486cm" svg:y1="11cm" svg:x2="6.486cm" svg:y2="12cm">
          <text:p/>
        </draw:line>
        <draw:line draw:style-name="gr20" draw:text-style-name="P4" draw:layer="layout" svg:x1="5.486cm" svg:y1="11cm" svg:x2="5.486cm" svg:y2="12cm">
          <text:p/>
        </draw:line>
        <draw:frame draw:style-name="gr30" draw:text-style-name="P21" draw:layer="layout" svg:width="8.4cm" svg:height="0.99cm" svg:x="1.986cm" svg:y="8.01cm">
          <draw:text-box>
            <text:p><text:span text:style-name="T19">Batch-Bedienung</text:span></text:p>
          </draw:text-box>
        </draw:frame>
        <draw:frame draw:style-name="gr31" draw:text-style-name="P20" draw:layer="layout" svg:width="3cm" svg:height="0.567cm" svg:x="4.986cm" svg:y="10.4cm">
          <draw:text-box>
            <text:p text:style-name="P8"><text:span text:style-name="T5">Warteraum</text:span></text:p>
          </draw:text-box>
        </draw:frame>
        <draw:frame draw:style-name="gr35" draw:text-style-name="P23" draw:layer="layout" svg:width="3cm" svg:height="0.995cm" svg:x="9.223cm" svg:y="12.764cm">
          <draw:text-box>
            <text:p text:style-name="P8"><text:span text:style-name="T11">Batch-Bedienung</text:span><text:span text:style-name="T20"> von jeweils 2 Kunden gleichzeitig</text:span></text:p>
          </draw:text-box>
        </draw:frame>
        <draw:line draw:style-name="gr36" draw:text-style-name="P4" draw:layer="layout" svg:x1="22.014cm" svg:y1="11.5cm" svg:x2="23.614cm" svg:y2="11.5cm">
          <text:p/>
        </draw:line>
        <draw:line draw:style-name="gr36" draw:text-style-name="P4" draw:layer="layout" svg:x1="16cm" svg:y1="11.489cm" svg:x2="18.999cm" svg:y2="11.489cm">
          <text:p/>
        </draw:line>
        <draw:frame draw:style-name="gr28" draw:text-style-name="P20" draw:layer="layout" svg:width="2.8cm" svg:height="0.923cm" svg:x="16cm" svg:y="10.5cm">
          <draw:text-box>
            <text:p text:style-name="P8"><text:span text:style-name="T5">Ankünfte</text:span><text:span text:style-name="T5"><text:line-break/></text:span><text:span text:style-name="T17">(Ankunftsrate </text:span><text:span text:style-name="T18">l</text:span><text:span text:style-name="T17">)</text:span></text:p>
          </draw:text-box>
        </draw:frame>
        <draw:g draw:style-name="gr4">
          <draw:polygon draw:style-name="gr12" draw:text-style-name="P4" draw:layer="layout" svg:width="2.999cm" svg:height="0.999cm" svg:x="19cm" svg:y="11cm" svg:viewBox="0 0 3000 1000" draw:points="0,1000 3000,1000 3000,0 0,0">
            <text:p/>
          </draw:polygon>
          <draw:polygon draw:style-name="gr13" draw:text-style-name="P4" draw:layer="layout" svg:width="2.999cm" svg:height="0.999cm" svg:x="19cm" svg:y="11cm" svg:viewBox="0 0 3000 1000" draw:points="0,1000 3000,1000 3000,0 0,0">
            <text:p/>
          </draw:polygon>
        </draw:g>
        <draw:line draw:style-name="gr20" draw:text-style-name="P4" draw:layer="layout" svg:x1="19.999cm" svg:y1="11cm" svg:x2="19.999cm" svg:y2="12cm">
          <text:p/>
        </draw:line>
        <draw:line draw:style-name="gr20" draw:text-style-name="P4" draw:layer="layout" svg:x1="20.999cm" svg:y1="11cm" svg:x2="20.999cm" svg:y2="12cm">
          <text:p/>
        </draw:line>
        <draw:g draw:style-name="gr3">
          <draw:g draw:style-name="gr4">
            <draw:path draw:style-name="gr12" draw:text-style-name="P22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13" draw:text-style-name="P22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40" draw:text-style-name="P20" draw:layer="layout" svg:width="2.3cm" svg:height="2.3cm" svg:x="23.614cm" svg:y="10.4cm">
            <draw:text-box>
              <text:p text:style-name="P8"><text:span text:style-name="T5">1 Bediener</text:span><text:span text:style-name="T5"><text:line-break/></text:span><text:span text:style-name="T17">(Bedienrate </text:span><text:span text:style-name="T13">2</text:span><text:span text:style-name="T14">m</text:span><text:span text:style-name="T17">)</text:span></text:p>
            </draw:text-box>
          </draw:frame>
        </draw:g>
        <draw:line draw:style-name="gr20" draw:text-style-name="P4" draw:layer="layout" svg:x1="21.5cm" svg:y1="11cm" svg:x2="21.5cm" svg:y2="12cm">
          <text:p/>
        </draw:line>
        <draw:line draw:style-name="gr20" draw:text-style-name="P4" draw:layer="layout" svg:x1="20.5cm" svg:y1="11cm" svg:x2="20.5cm" svg:y2="12cm">
          <text:p/>
        </draw:line>
        <draw:line draw:style-name="gr20" draw:text-style-name="P4" draw:layer="layout" svg:x1="19.5cm" svg:y1="11cm" svg:x2="19.5cm" svg:y2="12cm">
          <text:p/>
        </draw:line>
        <draw:frame draw:style-name="gr30" draw:text-style-name="P21" draw:layer="layout" svg:width="8.4cm" svg:height="0.99cm" svg:x="16cm" svg:y="8.01cm">
          <draw:text-box>
            <text:p><text:span text:style-name="T19">Schnellerer Bediener</text:span></text:p>
          </draw:text-box>
        </draw:frame>
        <draw:frame draw:style-name="gr31" draw:text-style-name="P20" draw:layer="layout" svg:width="3cm" svg:height="0.567cm" svg:x="19cm" svg:y="10.4cm">
          <draw:text-box>
            <text:p text:style-name="P8"><text:span text:style-name="T5">Warteraum</text:span></text:p>
          </draw:text-box>
        </draw:frame>
        <draw:frame draw:style-name="gr29" draw:text-style-name="P19" draw:layer="layout" svg:width="2.2cm" svg:height="0.991cm" svg:x="19cm" svg:y="4.067cm">
          <draw:text-box>
            <text:p text:style-name="P10"><text:span text:style-name="T15">Aufteilung</text:span><text:span text:style-name="T15"><text:line-break/></text:span><text:span text:style-name="T15">50% : 50%</text:span></text:p>
          </draw:text-box>
        </draw:frame>
        <draw:g draw:style-name="gr3">
          <draw:g draw:style-name="gr4">
            <draw:path draw:style-name="gr12" draw:text-style-name="P22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13" draw:text-style-name="P22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40" draw:text-style-name="P20" draw:layer="layout" svg:width="2.3cm" svg:height="2.3cm" svg:x="9.6cm" svg:y="3.4cm">
            <draw:text-box>
              <text:p text:style-name="P8"><text:span text:style-name="T16">2</text:span><text:span text:style-name="T5"> Bediener</text:span><text:span text:style-name="T5"><text:line-break/></text:span><text:span text:style-name="T17">(Bedienrate </text:span><text:span text:style-name="T18">m</text:span><text:span text:style-name="T17">)</text:span></text:p>
            </draw:text-box>
          </draw:frame>
        </draw:g>
      </draw:page>
      <draw:page draw:name="ShortestQueue" draw:style-name="dp1" draw:master-page-name="PM6">
        <draw:line draw:style-name="gr1" draw:text-style-name="P1" draw:layer="layout" svg:x1="9.019cm" svg:y1="3.267cm" svg:x2="12.011cm" svg:y2="3.267cm">
          <text:p/>
        </draw:line>
        <draw:g draw:style-name="gr4">
          <draw:polygon draw:style-name="gr5" draw:text-style-name="P3" draw:layer="layout" svg:width="5cm" svg:height="2.5cm" svg:x="12.011cm" svg:y="2.067cm" svg:viewBox="0 0 5001 2501" draw:points="0,2501 5001,2501 5001,0 0,0">
            <text:p/>
          </draw:polygon>
          <draw:polygon draw:style-name="gr6" draw:text-style-name="P1" draw:layer="layout" svg:width="5cm" svg:height="2.5cm" svg:x="12.011cm" svg:y="2.067cm" svg:viewBox="0 0 5001 2501" draw:points="0,2501 5001,2501 5001,0 0,0">
            <text:p/>
          </draw:polygon>
        </draw:g>
        <draw:line draw:style-name="gr6" draw:text-style-name="P1" draw:layer="layout" svg:x1="13.011cm" svg:y1="2.067cm" svg:x2="13.011cm" svg:y2="4.567cm">
          <text:p/>
        </draw:line>
        <draw:line draw:style-name="gr6" draw:text-style-name="P1" draw:layer="layout" svg:x1="14.011cm" svg:y1="2.067cm" svg:x2="14.011cm" svg:y2="4.567cm">
          <text:p/>
        </draw:line>
        <draw:line draw:style-name="gr6" draw:text-style-name="P1" draw:layer="layout" svg:x1="15.011cm" svg:y1="2.067cm" svg:x2="15.011cm" svg:y2="4.567cm">
          <text:p/>
        </draw:line>
        <draw:line draw:style-name="gr6" draw:text-style-name="P1" draw:layer="layout" svg:x1="16.011cm" svg:y1="2.067cm" svg:x2="16.011cm" svg:y2="4.567cm">
          <text:p/>
        </draw:line>
        <draw:frame draw:style-name="gr2" draw:text-style-name="P1" draw:layer="layout" svg:width="5cm" svg:height="1cm" svg:x="12.011cm" svg:y="1.067cm">
          <draw:text-box>
            <text:p text:style-name="P2"><text:span text:style-name="T1">Warteraum</text:span></text:p>
          </draw:text-box>
        </draw:frame>
        <draw:g draw:style-name="gr3">
          <draw:g draw:style-name="gr4">
            <draw:path draw:style-name="gr5" draw:text-style-name="P3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6" draw:text-style-name="P1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4" draw:text-style-name="P9" draw:layer="layout" svg:width="4.7cm" svg:height="4.7cm" svg:x="17.011cm" svg:y="1.067cm">
            <draw:text-box>
              <text:p text:style-name="P8"><text:span text:style-name="T1">Bedienung durch</text:span><text:span text:style-name="T1"><text:line-break/></text:span><text:span text:style-name="T1">1 Bediener</text:span></text:p>
            </draw:text-box>
          </draw:frame>
        </draw:g>
        <draw:line draw:style-name="gr1" draw:text-style-name="P1" draw:layer="layout" svg:x1="21.711cm" svg:y1="3.417cm" svg:x2="24.211cm" svg:y2="3.417cm">
          <text:p/>
        </draw:line>
        <draw:line draw:style-name="gr1" draw:text-style-name="P1" draw:layer="layout" svg:x1="9.007cm" svg:y1="9.253cm" svg:x2="12.011cm" svg:y2="9.253cm">
          <text:p/>
        </draw:line>
        <draw:g draw:style-name="gr4">
          <draw:polygon draw:style-name="gr5" draw:text-style-name="P3" draw:layer="layout" svg:width="5cm" svg:height="2.5cm" svg:x="12.011cm" svg:y="8.053cm" svg:viewBox="0 0 5001 2501" draw:points="0,2501 5001,2501 5001,0 0,0">
            <text:p/>
          </draw:polygon>
          <draw:polygon draw:style-name="gr6" draw:text-style-name="P1" draw:layer="layout" svg:width="5cm" svg:height="2.5cm" svg:x="12.011cm" svg:y="8.053cm" svg:viewBox="0 0 5001 2501" draw:points="0,2501 5001,2501 5001,0 0,0">
            <text:p/>
          </draw:polygon>
        </draw:g>
        <draw:line draw:style-name="gr6" draw:text-style-name="P1" draw:layer="layout" svg:x1="13.011cm" svg:y1="8.053cm" svg:x2="13.011cm" svg:y2="10.553cm">
          <text:p/>
        </draw:line>
        <draw:line draw:style-name="gr6" draw:text-style-name="P1" draw:layer="layout" svg:x1="14.011cm" svg:y1="8.053cm" svg:x2="14.011cm" svg:y2="10.553cm">
          <text:p/>
        </draw:line>
        <draw:line draw:style-name="gr6" draw:text-style-name="P1" draw:layer="layout" svg:x1="15.011cm" svg:y1="8.053cm" svg:x2="15.011cm" svg:y2="10.553cm">
          <text:p/>
        </draw:line>
        <draw:line draw:style-name="gr6" draw:text-style-name="P1" draw:layer="layout" svg:x1="16.011cm" svg:y1="8.053cm" svg:x2="16.011cm" svg:y2="10.553cm">
          <text:p/>
        </draw:line>
        <draw:frame draw:style-name="gr2" draw:text-style-name="P1" draw:layer="layout" svg:width="5cm" svg:height="1cm" svg:x="12.011cm" svg:y="7.053cm">
          <draw:text-box>
            <text:p text:style-name="P2"><text:span text:style-name="T1">Warteraum</text:span></text:p>
          </draw:text-box>
        </draw:frame>
        <draw:g draw:style-name="gr3">
          <draw:g draw:style-name="gr4">
            <draw:path draw:style-name="gr5" draw:text-style-name="P3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6" draw:text-style-name="P1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4" draw:text-style-name="P9" draw:layer="layout" svg:width="4.7cm" svg:height="4.7cm" svg:x="17.011cm" svg:y="7.053cm">
            <draw:text-box>
              <text:p text:style-name="P8"><text:span text:style-name="T1">Bedienung durch</text:span><text:span text:style-name="T1"><text:line-break/></text:span><text:span text:style-name="T1">1 Bediener</text:span></text:p>
            </draw:text-box>
          </draw:frame>
        </draw:g>
        <draw:line draw:style-name="gr1" draw:text-style-name="P1" draw:layer="layout" svg:x1="21.711cm" svg:y1="9.403cm" svg:x2="24.211cm" svg:y2="9.403cm">
          <text:p/>
        </draw:line>
        <draw:frame draw:style-name="gr41" draw:text-style-name="P24" draw:layer="layout" svg:width="4.924cm" svg:height="2.043cm" svg:x="3.966cm" svg:y="4.383cm">
          <draw:text-box>
            <text:p text:style-name="P10"><text:span text:style-name="T1">Neu eintreffender Kunde wählt kürzere Warteschlange</text:span></text:p>
          </draw:text-box>
        </draw:frame>
        <draw:line draw:style-name="gr42" draw:text-style-name="P1" draw:layer="layout" svg:x1="9.007cm" svg:y1="9.253cm" svg:x2="9.019cm" svg:y2="3.267cm">
          <text:p/>
        </draw:line>
        <draw:line draw:style-name="gr42" draw:text-style-name="P1" draw:layer="layout" svg:x1="4.692cm" svg:y1="6.425cm" svg:x2="9.007cm" svg:y2="6.425cm">
          <text:p/>
        </draw:line>
        <draw:custom-shape draw:style-name="gr43" draw:text-style-name="P25" draw:layer="layout" svg:width="0.947cm" svg:height="2.451cm" svg:x="16.038cm" svg:y="2.09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0.953cm" svg:height="2.466cm" svg:x="15.038cm" svg:y="2.08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0.947cm" svg:height="2.451cm" svg:x="16.038cm" svg:y="8.08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0.953cm" svg:height="2.466cm" svg:x="15.038cm" svg:y="8.07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0.947cm" svg:height="2.451cm" svg:x="14.04cm" svg:y="8.08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0.953cm" svg:height="2.466cm" svg:x="13.04cm" svg:y="8.072cm">
          <text:p/>
          <draw:enhanced-geometry svg:viewBox="0 0 21600 21600" draw:type="rectangle" draw:enhanced-path="M 0 0 L 21600 0 21600 21600 0 21600 0 0 Z N"/>
        </draw:custom-shape>
        <draw:line draw:style-name="gr45" draw:text-style-name="P26" draw:layer="layout" svg:x1="9.37cm" svg:y1="5.898cm" svg:x2="11.635cm" svg:y2="3.895cm">
          <text:p/>
        </draw:line>
      </draw:page>
      <draw:page draw:name="ShortestQueuedark" draw:style-name="dp2" draw:master-page-name="PM6">
        <draw:custom-shape draw:style-name="gr46" draw:text-style-name="P27" draw:layer="layout" svg:width="3.971cm" svg:height="2.466cm" svg:x="13.04cm" svg:y="8.0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1.958cm" svg:height="2.5cm" svg:x="15.037cm" svg:y="2.067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9.019cm" svg:y1="3.267cm" svg:x2="12.011cm" svg:y2="3.267cm">
          <text:p/>
        </draw:line>
        <draw:g draw:style-name="gr4">
          <draw:polygon draw:style-name="gr12" draw:text-style-name="P4" draw:layer="layout" svg:width="5cm" svg:height="2.5cm" svg:x="12.011cm" svg:y="2.067cm" svg:viewBox="0 0 5001 2501" draw:points="0,2501 5001,2501 5001,0 0,0">
            <text:p/>
          </draw:polygon>
          <draw:polygon draw:style-name="gr13" draw:text-style-name="P4" draw:layer="layout" svg:width="5cm" svg:height="2.5cm" svg:x="12.011cm" svg:y="2.067cm" svg:viewBox="0 0 5001 2501" draw:points="0,2501 5001,2501 5001,0 0,0">
            <text:p/>
          </draw:polygon>
        </draw:g>
        <draw:line draw:style-name="gr20" draw:text-style-name="P4" draw:layer="layout" svg:x1="13.011cm" svg:y1="2.067cm" svg:x2="13.011cm" svg:y2="4.567cm">
          <text:p/>
        </draw:line>
        <draw:line draw:style-name="gr20" draw:text-style-name="P4" draw:layer="layout" svg:x1="14.011cm" svg:y1="2.067cm" svg:x2="14.011cm" svg:y2="4.567cm">
          <text:p/>
        </draw:line>
        <draw:line draw:style-name="gr20" draw:text-style-name="P4" draw:layer="layout" svg:x1="16.011cm" svg:y1="2.067cm" svg:x2="16.011cm" svg:y2="4.567cm">
          <text:p/>
        </draw:line>
        <draw:frame draw:style-name="gr2" draw:text-style-name="P5" draw:layer="layout" svg:width="5cm" svg:height="1cm" svg:x="12.011cm" svg:y="1.067cm">
          <draw:text-box>
            <text:p text:style-name="P2"><text:span text:style-name="T4">Warteraum</text:span></text:p>
          </draw:text-box>
        </draw:frame>
        <draw:g draw:style-name="gr3">
          <draw:g draw:style-name="gr4">
            <draw:path draw:style-name="gr12" draw:text-style-name="P4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3" draw:text-style-name="P4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6" draw:text-style-name="P11" draw:layer="layout" svg:width="4.7cm" svg:height="4.7cm" svg:x="17.011cm" svg:y="1.067cm">
            <draw:text-box>
              <text:p text:style-name="P8"><text:span text:style-name="T4">Bedienung durch</text:span><text:span text:style-name="T4"><text:line-break/></text:span><text:span text:style-name="T4">1 Bediener</text:span></text:p>
            </draw:text-box>
          </draw:frame>
        </draw:g>
        <draw:line draw:style-name="gr18" draw:text-style-name="P4" draw:layer="layout" svg:x1="21.711cm" svg:y1="3.417cm" svg:x2="24.211cm" svg:y2="3.417cm">
          <text:p/>
        </draw:line>
        <draw:line draw:style-name="gr18" draw:text-style-name="P4" draw:layer="layout" svg:x1="9.007cm" svg:y1="9.253cm" svg:x2="12.011cm" svg:y2="9.253cm">
          <text:p/>
        </draw:line>
        <draw:g draw:style-name="gr4">
          <draw:polygon draw:style-name="gr12" draw:text-style-name="P4" draw:layer="layout" svg:width="5cm" svg:height="2.5cm" svg:x="12.011cm" svg:y="8.053cm" svg:viewBox="0 0 5001 2501" draw:points="0,2501 5001,2501 5001,0 0,0">
            <text:p/>
          </draw:polygon>
          <draw:polygon draw:style-name="gr13" draw:text-style-name="P4" draw:layer="layout" svg:width="5cm" svg:height="2.5cm" svg:x="12.011cm" svg:y="8.053cm" svg:viewBox="0 0 5001 2501" draw:points="0,2501 5001,2501 5001,0 0,0">
            <text:p/>
          </draw:polygon>
        </draw:g>
        <draw:line draw:style-name="gr13" draw:text-style-name="P4" draw:layer="layout" svg:x1="13.011cm" svg:y1="8.053cm" svg:x2="13.011cm" svg:y2="10.553cm">
          <text:p/>
        </draw:line>
        <draw:line draw:style-name="gr20" draw:text-style-name="P4" draw:layer="layout" svg:x1="14.011cm" svg:y1="8.053cm" svg:x2="14.011cm" svg:y2="10.553cm">
          <text:p/>
        </draw:line>
        <draw:line draw:style-name="gr20" draw:text-style-name="P4" draw:layer="layout" svg:x1="15.011cm" svg:y1="8.053cm" svg:x2="15.011cm" svg:y2="10.553cm">
          <text:p/>
        </draw:line>
        <draw:line draw:style-name="gr20" draw:text-style-name="P4" draw:layer="layout" svg:x1="16.011cm" svg:y1="8.053cm" svg:x2="16.011cm" svg:y2="10.553cm">
          <text:p/>
        </draw:line>
        <draw:frame draw:style-name="gr2" draw:text-style-name="P5" draw:layer="layout" svg:width="5cm" svg:height="1cm" svg:x="12.011cm" svg:y="7.053cm">
          <draw:text-box>
            <text:p text:style-name="P2"><text:span text:style-name="T4">Warteraum</text:span></text:p>
          </draw:text-box>
        </draw:frame>
        <draw:g draw:style-name="gr3">
          <draw:g draw:style-name="gr4">
            <draw:path draw:style-name="gr12" draw:text-style-name="P4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3" draw:text-style-name="P4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6" draw:text-style-name="P11" draw:layer="layout" svg:width="4.7cm" svg:height="4.7cm" svg:x="17.011cm" svg:y="7.053cm">
            <draw:text-box>
              <text:p text:style-name="P8"><text:span text:style-name="T4">Bedienung durch</text:span><text:span text:style-name="T4"><text:line-break/></text:span><text:span text:style-name="T4">1 Bediener</text:span></text:p>
            </draw:text-box>
          </draw:frame>
        </draw:g>
        <draw:line draw:style-name="gr18" draw:text-style-name="P4" draw:layer="layout" svg:x1="21.711cm" svg:y1="9.403cm" svg:x2="24.211cm" svg:y2="9.403cm">
          <text:p/>
        </draw:line>
        <draw:frame draw:style-name="gr41" draw:text-style-name="P12" draw:layer="layout" svg:width="4.924cm" svg:height="2.043cm" svg:x="3.966cm" svg:y="4.383cm">
          <draw:text-box>
            <text:p text:style-name="P10"><text:span text:style-name="T4">Neu eintreffender Kunde wählt kürzere Warteschlange</text:span></text:p>
          </draw:text-box>
        </draw:frame>
        <draw:line draw:style-name="gr48" draw:text-style-name="P4" draw:layer="layout" svg:x1="9.007cm" svg:y1="9.253cm" svg:x2="9.019cm" svg:y2="3.267cm">
          <text:p/>
        </draw:line>
        <draw:line draw:style-name="gr48" draw:text-style-name="P4" draw:layer="layout" svg:x1="4.692cm" svg:y1="6.425cm" svg:x2="9.007cm" svg:y2="6.425cm">
          <text:p/>
        </draw:line>
        <draw:line draw:style-name="gr45" draw:text-style-name="P28" draw:layer="layout" svg:x1="9.37cm" svg:y1="5.898cm" svg:x2="11.635cm" svg:y2="3.895cm">
          <text:p/>
        </draw:line>
        <draw:line draw:style-name="gr20" draw:text-style-name="P4" draw:layer="layout" svg:x1="15.011cm" svg:y1="2.067cm" svg:x2="15.011cm" svg:y2="4.567cm">
          <text:p/>
        </draw:line>
      </draw:page>
      <draw:page draw:name="EconomyOfScale" draw:style-name="dp1" draw:master-page-name="PM6">
        <draw:line draw:style-name="gr1" draw:text-style-name="P1" draw:layer="layout" svg:x1="7.2cm" svg:y1="3.262cm" svg:x2="12.2cm" svg:y2="3.262cm">
          <text:p/>
        </draw:line>
        <draw:frame draw:style-name="gr2" draw:text-style-name="P1" draw:layer="layout" svg:width="2.7cm" svg:height="1cm" svg:x="7.75cm" svg:y="2.162cm">
          <draw:text-box>
            <text:p text:style-name="P2"><text:span text:style-name="T1">Ankünfte</text:span></text:p>
          </draw:text-box>
        </draw:frame>
        <draw:g draw:style-name="gr3">
          <draw:g draw:style-name="gr4">
            <draw:path draw:style-name="gr5" draw:text-style-name="P3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6" draw:text-style-name="P1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7" draw:text-style-name="P29" draw:layer="layout" svg:width="3.4cm" svg:height="3.4cm" svg:x="12.2cm" svg:y="1.712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6cm" svg:y1="3.412cm" svg:x2="18.1cm" svg:y2="3.412cm">
          <text:p/>
        </draw:line>
        <draw:line draw:style-name="gr49" draw:text-style-name="P1" draw:layer="layout" svg:x1="13.183cm" svg:y1="5.559cm" svg:x2="13.183cm" svg:y2="7.146cm">
          <text:p/>
        </draw:line>
        <draw:line draw:style-name="gr1" draw:text-style-name="P1" draw:layer="layout" svg:x1="7.16cm" svg:y1="9.147cm" svg:x2="12.16cm" svg:y2="9.147cm">
          <text:p/>
        </draw:line>
        <draw:frame draw:style-name="gr2" draw:text-style-name="P1" draw:layer="layout" svg:width="2.7cm" svg:height="1cm" svg:x="7.71cm" svg:y="8.047cm">
          <draw:text-box>
            <text:p text:style-name="P2"><text:span text:style-name="T1">Ankünfte</text:span></text:p>
          </draw:text-box>
        </draw:frame>
        <draw:g draw:style-name="gr3">
          <draw:g draw:style-name="gr4">
            <draw:path draw:style-name="gr5" draw:text-style-name="P3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6" draw:text-style-name="P1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7" draw:text-style-name="P29" draw:layer="layout" svg:width="3.4cm" svg:height="3.4cm" svg:x="12.16cm" svg:y="7.597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56cm" svg:y1="9.297cm" svg:x2="18.06cm" svg:y2="9.297cm">
          <text:p/>
        </draw:line>
        <draw:frame draw:style-name="gr50" draw:text-style-name="P1" draw:layer="layout" svg:width="2.538cm" svg:height="1.415cm" svg:x="13.327cm" svg:y="5.463cm">
          <draw:text-box>
            <text:p><text:span text:style-name="T2">Mehr Bediener</text:span></text:p>
            <text:p><text:span text:style-name="T2">c=c</text:span><text:span text:style-name="T21">·</text:span><text:span text:style-name="T2">x</text:span></text:p>
          </draw:text-box>
        </draw:frame>
        <draw:line draw:style-name="gr49" draw:text-style-name="P1" draw:layer="layout" svg:x1="15.466cm" svg:y1="5.559cm" svg:x2="15.466cm" svg:y2="7.146cm">
          <text:p/>
        </draw:line>
        <draw:frame draw:style-name="gr51" draw:text-style-name="P1" draw:layer="layout" svg:width="6.648cm" svg:height="1.774cm" svg:x="15.565cm" svg:y="5.528cm">
          <draw:text-box>
            <text:p><text:span text:style-name="T2">Identische mittlere Bediendauern</text:span></text:p>
            <text:p><text:span text:style-name="T2">E[S]=E[S]</text:span></text:p>
          </draw:text-box>
        </draw:frame>
        <draw:line draw:style-name="gr49" draw:text-style-name="P1" draw:layer="layout" svg:x1="7.9cm" svg:y1="5.559cm" svg:x2="7.9cm" svg:y2="7.146cm">
          <text:p/>
        </draw:line>
        <draw:frame draw:style-name="gr52" draw:text-style-name="P1" draw:layer="layout" svg:width="4.603cm" svg:height="1.453cm" svg:x="8.153cm" svg:y="5.528cm">
          <draw:text-box>
            <text:p><text:span text:style-name="T2">Kürzere Zwischenankunftszeiten</text:span><text:span text:style-name="T2"><text:line-break/></text:span><text:span text:style-name="T2">E[I]=E[I]:x</text:span></text:p>
          </draw:text-box>
        </draw:frame>
      </draw:page>
      <draw:page draw:name="EconomyOfScaledark" draw:style-name="dp2" draw:master-page-name="PM6">
        <draw:line draw:style-name="gr18" draw:text-style-name="P4" draw:layer="layout" svg:x1="7.2cm" svg:y1="3.262cm" svg:x2="12.2cm" svg:y2="3.262cm">
          <text:p/>
        </draw:line>
        <draw:frame draw:style-name="gr2" draw:text-style-name="P5" draw:layer="layout" svg:width="2.7cm" svg:height="1cm" svg:x="7.75cm" svg:y="2.162cm">
          <draw:text-box>
            <text:p text:style-name="P2"><text:span text:style-name="T4">Ankünfte</text:span></text:p>
          </draw:text-box>
        </draw:frame>
        <draw:g draw:style-name="gr3">
          <draw:g draw:style-name="gr4">
            <draw:path draw:style-name="gr12" draw:text-style-name="P4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13" draw:text-style-name="P4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14" draw:text-style-name="P5" draw:layer="layout" svg:width="3.4cm" svg:height="3.4cm" svg:x="12.2cm" svg:y="1.712cm">
            <draw:text-box>
              <text:p text:style-name="P2"><text:span text:style-name="T4">Bedienung durch</text:span><text:span text:style-name="T4"><text:line-break/></text:span><text:span text:style-name="T4">c Bediener</text:span></text:p>
            </draw:text-box>
          </draw:frame>
        </draw:g>
        <draw:line draw:style-name="gr18" draw:text-style-name="P4" draw:layer="layout" svg:x1="15.6cm" svg:y1="3.412cm" svg:x2="18.1cm" svg:y2="3.412cm">
          <text:p/>
        </draw:line>
        <draw:line draw:style-name="gr53" draw:text-style-name="P4" draw:layer="layout" svg:x1="13.183cm" svg:y1="5.559cm" svg:x2="13.183cm" svg:y2="7.146cm">
          <text:p/>
        </draw:line>
        <draw:line draw:style-name="gr18" draw:text-style-name="P4" draw:layer="layout" svg:x1="7.16cm" svg:y1="9.147cm" svg:x2="12.16cm" svg:y2="9.147cm">
          <text:p/>
        </draw:line>
        <draw:frame draw:style-name="gr2" draw:text-style-name="P5" draw:layer="layout" svg:width="2.7cm" svg:height="1cm" svg:x="7.71cm" svg:y="8.047cm">
          <draw:text-box>
            <text:p text:style-name="P2"><text:span text:style-name="T4">Ankünfte</text:span></text:p>
          </draw:text-box>
        </draw:frame>
        <draw:g draw:style-name="gr3">
          <draw:g draw:style-name="gr4">
            <draw:path draw:style-name="gr12" draw:text-style-name="P4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13" draw:text-style-name="P4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14" draw:text-style-name="P5" draw:layer="layout" svg:width="3.4cm" svg:height="3.4cm" svg:x="12.16cm" svg:y="7.597cm">
            <draw:text-box>
              <text:p text:style-name="P2"><text:span text:style-name="T4">Bedienung durch</text:span><text:span text:style-name="T4"><text:line-break/></text:span><text:span text:style-name="T4">c Bediener</text:span></text:p>
            </draw:text-box>
          </draw:frame>
        </draw:g>
        <draw:line draw:style-name="gr18" draw:text-style-name="P4" draw:layer="layout" svg:x1="15.56cm" svg:y1="9.297cm" svg:x2="18.06cm" svg:y2="9.297cm">
          <text:p/>
        </draw:line>
        <draw:frame draw:style-name="gr50" draw:text-style-name="P4" draw:layer="layout" svg:width="2.538cm" svg:height="1.415cm" svg:x="13.327cm" svg:y="5.463cm">
          <draw:text-box>
            <text:p><text:span text:style-name="T5">Mehr Bediener</text:span></text:p>
            <text:p><text:span text:style-name="T5">c=c</text:span><text:span text:style-name="T22">·</text:span><text:span text:style-name="T5">x</text:span></text:p>
          </draw:text-box>
        </draw:frame>
        <draw:line draw:style-name="gr53" draw:text-style-name="P4" draw:layer="layout" svg:x1="15.466cm" svg:y1="5.559cm" svg:x2="15.466cm" svg:y2="7.146cm">
          <text:p/>
        </draw:line>
        <draw:frame draw:style-name="gr51" draw:text-style-name="P4" draw:layer="layout" svg:width="6.648cm" svg:height="1.774cm" svg:x="15.565cm" svg:y="5.528cm">
          <draw:text-box>
            <text:p><text:span text:style-name="T5">Identische mittlere Bediendauern</text:span></text:p>
            <text:p><text:span text:style-name="T5">E[S]=E[S]</text:span></text:p>
          </draw:text-box>
        </draw:frame>
        <draw:line draw:style-name="gr53" draw:text-style-name="P4" draw:layer="layout" svg:x1="7.9cm" svg:y1="5.559cm" svg:x2="7.9cm" svg:y2="7.146cm">
          <text:p/>
        </draw:line>
        <draw:frame draw:style-name="gr52" draw:text-style-name="P4" draw:layer="layout" svg:width="4.603cm" svg:height="1.453cm" svg:x="8.153cm" svg:y="5.528cm">
          <draw:text-box>
            <text:p><text:span text:style-name="T5">Kürzere Zwischenankunftszeiten</text:span><text:span text:style-name="T5"><text:line-break/></text:span><text:span text:style-name="T5">E[I]=E[I]:x</text:span></text:p>
          </draw:text-box>
        </draw:frame>
      </draw:page>
      <draw:page draw:name="CallCenter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nkünfte</text:span></text:p>
          </draw:text-box>
        </draw:frame>
        <draw:g draw:style-name="gr4">
          <draw:polygon draw:style-name="gr5" draw:text-style-name="P3" draw:layer="layout" svg:width="5cm" svg:height="2.5cm" svg:x="6.45cm" svg:y="3cm" svg:viewBox="0 0 5001 2501" draw:points="0,2501 5001,2501 5001,0 0,0">
            <text:p/>
          </draw:polygon>
          <draw:polygon draw:style-name="gr6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6" draw:text-style-name="P1" draw:layer="layout" svg:x1="7.45cm" svg:y1="3cm" svg:x2="7.45cm" svg:y2="5.5cm">
          <text:p/>
        </draw:line>
        <draw:line draw:style-name="gr6" draw:text-style-name="P1" draw:layer="layout" svg:x1="8.45cm" svg:y1="3cm" svg:x2="8.45cm" svg:y2="5.5cm">
          <text:p/>
        </draw:line>
        <draw:line draw:style-name="gr6" draw:text-style-name="P1" draw:layer="layout" svg:x1="9.45cm" svg:y1="3cm" svg:x2="9.45cm" svg:y2="5.5cm">
          <text:p/>
        </draw:line>
        <draw:line draw:style-name="gr6" draw:text-style-name="P1" draw:layer="layout" svg:x1="10.45cm" svg:y1="3cm" svg:x2="10.45cm" svg:y2="5.5cm">
          <text:p/>
        </draw:line>
        <draw:g draw:style-name="gr3">
          <draw:g draw:style-name="gr4">
            <draw:path draw:style-name="gr5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6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7" draw:text-style-name="P1" draw:layer="layout" svg:width="3.4cm" svg:height="3.4cm" svg:x="11.45cm" svg:y="2.65cm">
            <draw:text-box>
              <text:p text:style-name="P2"><text:span text:style-name="T1">c Bediener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17" draw:text-style-name="P1" draw:layer="layout" svg:width="6.3cm" svg:height="1.291cm" svg:x="1.45cm" svg:y="5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17" draw:text-style-name="P1" draw:layer="layout" svg:width="6.3cm" svg:height="1.291cm" svg:x="10cm" svg:y="6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17" draw:text-style-name="P1" draw:layer="layout" svg:width="6.3cm" svg:height="1.291cm" svg:x="9.45cm" svg:y="7.855cm">
          <draw:text-box>
            <text:p text:style-name="P6"><text:span text:style-name="T2">Abbruchrate </text:span><text:span text:style-name="T3">n</text:span><text:span text:style-name="T2"> bzw. mittlere Wartezeittoleranz E[WT]</text:span></text:p>
          </draw:text-box>
        </draw:frame>
        <draw:line draw:style-name="gr54" draw:text-style-name="P1" draw:layer="layout" svg:x1="13.114cm" svg:y1="3.931cm" svg:x2="13.114cm" svg:y2="2.778cm">
          <text:p/>
        </draw:line>
        <draw:line draw:style-name="gr54" draw:text-style-name="P1" draw:layer="layout" svg:x1="13.114cm" svg:y1="4.741cm" svg:x2="13.114cm" svg:y2="5.894cm">
          <text:p/>
        </draw:line>
      </draw:page>
      <draw:page draw:name="CallCenterdark" draw:style-name="dp2" draw:master-page-name="PM3">
        <draw:line draw:style-name="gr18" draw:text-style-name="P4" draw:layer="layout" svg:x1="1.45cm" svg:y1="4.2cm" svg:x2="6.45cm" svg:y2="4.2cm">
          <text:p/>
        </draw:line>
        <draw:frame draw:style-name="gr2" draw:text-style-name="P5" draw:layer="layout" svg:width="2.7cm" svg:height="1cm" svg:x="2cm" svg:y="3.1cm">
          <draw:text-box>
            <text:p text:style-name="P2"><text:span text:style-name="T4">Ankünfte</text:span></text:p>
          </draw:text-box>
        </draw:frame>
        <draw:g draw:style-name="gr4">
          <draw:polygon draw:style-name="gr12" draw:text-style-name="P4" draw:layer="layout" svg:width="5cm" svg:height="2.5cm" svg:x="6.45cm" svg:y="3cm" svg:viewBox="0 0 5001 2501" draw:points="0,2501 5001,2501 5001,0 0,0">
            <text:p/>
          </draw:polygon>
          <draw:polygon draw:style-name="gr13" draw:text-style-name="P4" draw:layer="layout" svg:width="5cm" svg:height="2.5cm" svg:x="6.45cm" svg:y="3cm" svg:viewBox="0 0 5001 2501" draw:points="0,2501 5001,2501 5001,0 0,0">
            <text:p/>
          </draw:polygon>
        </draw:g>
        <draw:line draw:style-name="gr20" draw:text-style-name="P4" draw:layer="layout" svg:x1="7.45cm" svg:y1="3cm" svg:x2="7.45cm" svg:y2="5.5cm">
          <text:p/>
        </draw:line>
        <draw:line draw:style-name="gr20" draw:text-style-name="P4" draw:layer="layout" svg:x1="8.45cm" svg:y1="3cm" svg:x2="8.45cm" svg:y2="5.5cm">
          <text:p/>
        </draw:line>
        <draw:line draw:style-name="gr20" draw:text-style-name="P4" draw:layer="layout" svg:x1="9.45cm" svg:y1="3cm" svg:x2="9.45cm" svg:y2="5.5cm">
          <text:p/>
        </draw:line>
        <draw:line draw:style-name="gr20" draw:text-style-name="P4" draw:layer="layout" svg:x1="10.45cm" svg:y1="3cm" svg:x2="10.45cm" svg:y2="5.5cm">
          <text:p/>
        </draw:line>
        <draw:g draw:style-name="gr3">
          <draw:g draw:style-name="gr4">
            <draw:path draw:style-name="gr12" draw:text-style-name="P4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3" draw:text-style-name="P4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4" draw:text-style-name="P5" draw:layer="layout" svg:width="3.4cm" svg:height="3.4cm" svg:x="11.45cm" svg:y="2.65cm">
            <draw:text-box>
              <text:p text:style-name="P2"><text:span text:style-name="T4">c Bediener</text:span></text:p>
            </draw:text-box>
          </draw:frame>
        </draw:g>
        <draw:line draw:style-name="gr18" draw:text-style-name="P4" draw:layer="layout" svg:x1="14.85cm" svg:y1="4.35cm" svg:x2="17.35cm" svg:y2="4.35cm">
          <text:p/>
        </draw:line>
        <draw:frame draw:style-name="gr17" draw:text-style-name="P5" draw:layer="layout" svg:width="6.3cm" svg:height="1.291cm" svg:x="1.45cm" svg:y="5.555cm">
          <draw:text-box>
            <text:p text:style-name="P2"><text:span text:style-name="T5">Ankunftsrate </text:span><text:span text:style-name="T6">l</text:span><text:span text:style-name="T5"> bzw. mittlere Zwischenankunftszeit E[I]</text:span></text:p>
          </draw:text-box>
        </draw:frame>
        <draw:frame draw:style-name="gr17" draw:text-style-name="P5" draw:layer="layout" svg:width="6.3cm" svg:height="1.291cm" svg:x="10cm" svg:y="6.055cm">
          <draw:text-box>
            <text:p text:style-name="P2"><text:span text:style-name="T5">Bedienrate </text:span><text:span text:style-name="T6">m</text:span><text:span text:style-name="T5"> bzw. mittlere Bediendauer E[S]</text:span></text:p>
          </draw:text-box>
        </draw:frame>
        <draw:line draw:style-name="gr18" draw:text-style-name="P4" draw:layer="layout" svg:x1="9.1cm" svg:y1="5.7cm" svg:x2="9.1cm" svg:y2="8.9cm">
          <text:p/>
        </draw:line>
        <draw:frame draw:style-name="gr17" draw:text-style-name="P7" draw:layer="layout" svg:width="6.3cm" svg:height="1.291cm" svg:x="9.45cm" svg:y="7.855cm">
          <draw:text-box>
            <text:p text:style-name="P6"><text:span text:style-name="T5">Abbruchrate </text:span><text:span text:style-name="T6">n</text:span><text:span text:style-name="T5"> bzw. mittlere Wartezeittoleranz E[WT]</text:span></text:p>
          </draw:text-box>
        </draw:frame>
        <draw:line draw:style-name="gr55" draw:text-style-name="P1" draw:layer="layout" svg:x1="13.114cm" svg:y1="3.932cm" svg:x2="13.114cm" svg:y2="2.779cm">
          <text:p/>
        </draw:line>
        <draw:line draw:style-name="gr55" draw:text-style-name="P1" draw:layer="layout" svg:x1="13.114cm" svg:y1="4.742cm" svg:x2="13.114cm" svg:y2="5.8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5f_0" draw:display-name="Gradient_0" draw:style="linear" draw:start-color="#ffffff" draw:end-color="#f0f0f0" draw:start-intensity="100%" draw:end-intensity="100%" draw:angle="0deg" draw:border="0%">
      <loext:gradient-stop svg:offset="0" loext:color-type="rgb" loext:color-value="#ffffff"/>
      <loext:gradient-stop svg:offset="1" loext:color-type="rgb" loext:color-value="#f0f0f0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20" svg:d="M0 20l10-20 10 20z"/>
    <draw:marker draw:name="Linienspitzen_20_4" draw:display-name="Linienspitzen 4" svg:viewBox="0 0 20 13" svg:d="M0 13l10-13 10 13z"/>
    <draw:marker draw:name="Linienspitzen_20_5" draw:display-name="Linienspitzen 5" svg:viewBox="0 7 20 13" svg:d="M0 20l10-13 10 13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5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6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20T16:19:18.192000000</dc:date>
    <meta:creation-date>2023-02-18T18:28:39Z</meta:creation-date>
    <meta:generator>LibreOffice/7.6.2.1$Windows_X86_64 LibreOffice_project/56f7684011345957bbf33a7ee678afaf4d2ba333</meta:generator>
    <meta:editing-duration>PT2H2M13S</meta:editing-duration>
    <meta:editing-cycles>44</meta:editing-cycles>
    <meta:document-statistic meta:object-count="616"/>
  </office:meta>
</office:document-meta>
</file>